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76cm"/>
    </style:style>
    <style:style style:name="co3" style:family="table-column">
      <style:table-column-properties fo:break-before="auto" style:column-width="1.011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4.927cm"/>
    </style:style>
    <style:style style:name="co6" style:family="table-column">
      <style:table-column-properties fo:break-before="auto" style:column-width="14.524cm"/>
    </style:style>
    <style:style style:name="co7" style:family="table-column">
      <style:table-column-properties fo:break-before="auto" style:column-width="1.265cm"/>
    </style:style>
    <style:style style:name="co8" style:family="table-column">
      <style:table-column-properties fo:break-before="auto" style:column-width="4.048cm"/>
    </style:style>
    <style:style style:name="co9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1.311cm"/>
    </style:style>
    <style:style style:name="co12" style:family="table-column">
      <style:table-column-properties fo:break-before="auto" style:column-width="1.79cm"/>
    </style:style>
    <style:style style:name="co13" style:family="table-column">
      <style:table-column-properties fo:break-before="auto" style:column-width="2.743cm"/>
    </style:style>
    <style:style style:name="co14" style:family="table-column">
      <style:table-column-properties fo:break-before="auto" style:column-width="1.715cm"/>
    </style:style>
    <style:style style:name="co15" style:family="table-column">
      <style:table-column-properties fo:break-before="auto" style:column-width="2.72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abelle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 style:rotation-align="none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cm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06pt solid #000000" fo:background-color="#729fcf" fo:border-left="none" fo:border-right="none" fo:border-top="0.06pt solid #000000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>
      <style:table-cell-properties fo:background-color="transparent" fo:border="none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93" style:family="table-cell" style:parent-style-name="Default">
      <style:table-cell-properties fo:background-color="transparent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95" style:family="table-cell" style:parent-style-name="Default">
      <style:table-cell-properties fo:border-bottom="0.06pt solid #000000" fo:background-color="#ffb66c" fo:border-left="none" fo:border-right="none" fo:border-top="0.06pt solid #000000"/>
      <style:text-properties style:font-name="FreeSans" fo:font-size="11pt" style:font-size-asian="11pt" style:font-size-complex="11pt"/>
    </style:style>
    <style:style style:name="ce96" style:family="table-cell" style:parent-style-name="Default">
      <style:table-cell-properties fo:background-color="transparent" fo:border="none" style:rotation-align="none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97" style:family="table-cell" style:parent-style-name="Default">
      <style:table-cell-properties fo:border-bottom="0.06pt solid #000000" fo:background-color="#afd095" fo:border-left="none" fo:border-right="none" style:rotation-align="none" fo:border-top="0.06pt solid #000000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98" style:family="table-cell" style:parent-style-name="Default">
      <style:table-cell-properties fo:background-color="transparent"/>
      <style:text-properties style:font-name="FreeSans" fo:font-size="11pt" style:font-size-asian="11pt" style:font-size-complex="11pt"/>
    </style:style>
    <style:style style:name="ce99" style:family="table-cell" style:parent-style-name="Default">
      <style:table-cell-properties fo:border-bottom="0.06pt solid #000000" fo:background-color="#bf819e" fo:border-left="none" fo:border-right="none" fo:border-top="0.06pt solid #000000"/>
    </style:style>
    <style:style style:name="ce100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101" style:family="table-cell" style:parent-style-name="Default">
      <style:table-cell-properties fo:background-color="transparent" style:rotation-align="none"/>
      <style:text-properties fo:color="#808080" style:font-name="FreeSans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start" fo:margin-left="0cm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 style:data-style-name="N100">
      <style:table-cell-properties fo:border-bottom="0.06pt solid #000000" fo:background-color="#729fcf" style:text-align-source="fix" style:repeat-content="false" fo:border-left="none" fo:border-right="none" fo:border-top="0.06pt solid #000000"/>
      <style:paragraph-properties fo:text-align="end" fo:margin-left="0cm"/>
      <style:text-properties style:font-name="FreeSans" fo:font-size="11pt" style:font-size-asian="11pt" style:font-size-complex="11pt"/>
    </style:style>
    <style:style style:name="ce10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06" style:family="table-cell" style:parent-style-name="Default">
      <style:table-cell-properties fo:border-bottom="0.06pt solid #000000" fo:background-color="#ffb66c" style:text-align-source="fix" style:repeat-content="false" fo:border-left="none" fo:border-right="none" fo:border-top="0.06pt solid #000000"/>
      <style:paragraph-properties fo:text-align="end" fo:margin-left="0cm"/>
      <style:text-properties style:font-name="FreeSans" fo:font-size="11pt" style:font-size-asian="11pt" style:font-size-complex="11pt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FreeSans" fo:font-size="11pt" style:font-size-asian="11pt" style:font-size-complex="11pt"/>
    </style:style>
    <style:style style:name="ce108" style:family="table-cell" style:parent-style-name="Default">
      <style:table-cell-properties fo:border-bottom="0.06pt solid #000000" fo:background-color="#afd095" style:text-align-source="fix" style:repeat-content="false" fo:border-left="none" fo:border-right="none" fo:border-top="0.06pt solid #000000"/>
      <style:paragraph-properties fo:text-align="end" fo:margin-left="0cm"/>
      <style:text-properties style:font-name="FreeSans" fo:font-size="11pt" style:font-size-asian="11pt" style:font-size-complex="11pt"/>
    </style:style>
    <style:style style:name="ce109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10" style:family="table-cell" style:parent-style-name="Default">
      <style:table-cell-properties fo:border-bottom="0.06pt solid #000000" fo:background-color="#bf819e" style:text-align-source="fix" style:repeat-content="false" fo:border-left="none" fo:border-right="none" fo:border-top="0.06pt solid #000000"/>
      <style:paragraph-properties fo:text-align="end" fo:margin-left="0cm"/>
    </style:style>
    <style:style style:name="ce11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end" fo:margin-left="0cm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Excel_20_Built-in_20_Input">
      <style:table-cell-properties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Excel_20_Built-in_20_Input">
      <style:table-cell-properties fo:border-bottom="0.06pt solid #000000" fo:background-color="#afd095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Input">
      <style:table-cell-properties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Excel_20_Built-in_20_Input">
      <style:table-cell-properties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rotation-align="none"/>
      <style:text-properties fo:color="#80808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22" style:family="table-cell" style:parent-style-name="Default">
      <style:table-cell-properties fo:border-bottom="0.06pt solid #000000" fo:background-color="#729fcf" style:text-align-source="fix" style:repeat-content="false" fo:border-left="none" fo:border-right="none" style:rotation-align="none" fo:border-top="0.06pt solid #000000"/>
      <style:paragraph-properties fo:text-align="start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23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style:font-name="FreeSans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transparent" style:rotation-align="none"/>
      <style:text-properties style:text-outline="false" style:text-line-through-style="none" style:text-line-through-type="none" style:font-name="FreeSans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06pt solid #000000" fo:background-color="#afd095" fo:border-left="none" fo:border-right="none" fo:border-top="0.06pt solid #000000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28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FreeSans" fo:font-size="11pt" style:font-size-asian="11pt" style:font-size-complex="11pt"/>
    </style:style>
    <style:style style:name="ce129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ackground-color="transparent" fo:wrap-option="wrap"/>
      <style:text-properties fo:color="#808080" style:text-outline="false" style:text-line-through-style="none" style:text-line-through-type="none" style:font-name="FreeSans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06pt solid #000000" fo:background-color="#729fcf" style:text-align-source="fix" style:repeat-content="false" fo:border-left="none" fo:border-right="none" style:rotation-angle="90" fo:border-top="0.06pt solid #000000" style:vertical-align="middle"/>
      <style:paragraph-properties fo:text-align="center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border="none" style:rotation-angle="90" style:rotation-align="none" style:vertical-align="middle"/>
      <style:paragraph-properties fo:text-align="center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34" style:family="table-cell" style:parent-style-name="Default">
      <style:table-cell-properties fo:border-bottom="0.06pt solid #000000" fo:background-color="#ffb66c" style:text-align-source="fix" style:repeat-content="false" fo:border-left="none" fo:border-right="none" style:rotation-angle="90" fo:border-top="0.06pt solid #000000" style:vertical-align="middle"/>
      <style:paragraph-properties fo:text-align="center"/>
      <style:text-properties style:font-name="FreeSans"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fo:background-color="transparent" fo:border="none" style:rotation-angle="90" style:vertical-align="middle"/>
      <style:paragraph-properties fo:text-align="center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36" style:family="table-cell" style:parent-style-name="Default">
      <style:table-cell-properties fo:border-bottom="0.06pt solid #000000" fo:background-color="#afd095" style:text-align-source="fix" style:repeat-content="false" fo:border-left="none" fo:border-right="none" style:rotation-angle="90" style:rotation-align="none" fo:border-top="0.06pt solid #000000" style:vertical-align="middle"/>
      <style:paragraph-properties fo:text-align="center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style:rotation-angle="90" style:rotation-align="none" style:vertical-align="middle"/>
      <style:paragraph-properties fo:text-align="center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38" style:family="table-cell" style:parent-style-name="Default">
      <style:table-cell-properties fo:border-bottom="0.06pt solid #000000" fo:background-color="#bf819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139" style:family="table-cell" style:parent-style-name="Default">
      <style:table-cell-properties fo:border-bottom="0.06pt solid #000000" fo:background-color="#cccccc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21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41" style:family="table-cell" style:parent-style-name="Default" style:data-style-name="N100">
      <style:table-cell-properties fo:border-bottom="0.06pt solid #000000" fo:background-color="#729fcf" style:text-align-source="fix" style:repeat-content="false" fo:border-left="none" fo:border-right="none" fo:border-top="0.06pt solid #000000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4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end" fo:margin-left="0cm"/>
      <style:text-properties style:text-outline="false" style:text-line-through-style="none" style:text-line-through-type="none" style:font-name="FreeSans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fo:border-bottom="0.06pt solid #000000" fo:background-color="#ffb66c" fo:border-left="none" fo:border-right="none" fo:border-top="0.06pt solid #000000"/>
      <style:text-properties style:font-name="FreeSans" fo:font-size="11pt" style:font-size-asian="11pt" style:font-size-complex="11pt"/>
    </style:style>
    <style:style style:name="ce146" style:family="table-cell" style:parent-style-name="Default" style:data-style-name="N100">
      <style:table-cell-properties style:text-align-source="fix" style:repeat-content="false" fo:background-color="transparent" fo:border="none" style:rotation-align="none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47" style:family="table-cell" style:parent-style-name="Default" style:data-style-name="N100">
      <style:table-cell-properties fo:border-bottom="0.06pt solid #000000" fo:background-color="#afd095" style:text-align-source="fix" style:repeat-content="false" fo:border-left="none" fo:border-right="none" style:rotation-align="none" fo:border-top="0.06pt solid #000000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4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FreeSans" fo:font-size="11pt" style:font-size-asian="11pt" style:font-size-complex="11pt"/>
    </style:style>
    <style:style style:name="ce149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end" fo:margin-left="0cm"/>
      <style:text-properties fo:color="#808080" style:font-name="FreeSans" fo:font-size="11pt" fo:font-weight="normal" style:font-size-asian="11pt" style:font-weight-asian="normal" style:font-size-complex="11pt" style:font-weight-complex="normal"/>
    </style:style>
    <style:style style:name="ce15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end" fo:margin-left="0cm"/>
      <style:text-properties fo:color="#808080" style:text-outline="false" style:text-line-through-style="none" style:text-line-through-type="none" style:font-name="FreeSans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1">
      <style:table-cell-properties fo:background-color="transparent" style:rotation-align="none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74" style:family="table-cell" style:parent-style-name="Default" style:data-style-name="N1">
      <style:table-cell-properties style:text-align-source="fix" style:repeat-content="false" fo:background-color="transparent" style:rotation-align="none"/>
      <style:paragraph-properties fo:text-align="start" fo:margin-left="0cm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3" style:family="table-cell" style:parent-style-name="Default" style:data-style-name="N1">
      <style:table-cell-properties fo:border-bottom="0.06pt solid #000000" fo:background-color="#729fcf" fo:border-left="none" fo:border-right="none" fo:border-top="0.06pt solid #000000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54" style:family="table-cell" style:parent-style-name="Default" style:data-style-name="N1">
      <style:table-cell-properties fo:background-color="transparent" fo:border="none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55" style:family="table-cell" style:parent-style-name="Default" style:data-style-name="N1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 style:data-style-name="N1">
      <style:table-cell-properties fo:background-color="transparent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57" style:family="table-cell" style:parent-style-name="Default" style:data-style-name="N1">
      <style:table-cell-properties fo:border-bottom="0.06pt solid #000000" fo:background-color="#ffb66c" fo:border-left="none" fo:border-right="none" fo:border-top="0.06pt solid #000000"/>
      <style:text-properties style:font-name="FreeSans" fo:font-size="11pt" style:font-size-asian="11pt" style:font-size-complex="11pt"/>
    </style:style>
    <style:style style:name="ce158" style:family="table-cell" style:parent-style-name="Default" style:data-style-name="N1">
      <style:table-cell-properties fo:background-color="transparent" fo:border="none" style:rotation-align="none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59" style:family="table-cell" style:parent-style-name="Default" style:data-style-name="N1"/>
    <style:style style:name="ce160" style:family="table-cell" style:parent-style-name="Default" style:data-style-name="N1">
      <style:table-cell-properties fo:border-bottom="0.06pt solid #000000" fo:background-color="#afd095" fo:border-left="none" fo:border-right="none" style:rotation-align="none" fo:border-top="0.06pt solid #000000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61" style:family="table-cell" style:parent-style-name="Default" style:data-style-name="N1">
      <style:table-cell-properties fo:background-color="transparent"/>
      <style:text-properties style:font-name="FreeSans" fo:font-size="11pt" style:font-size-asian="11pt" style:font-size-complex="11pt"/>
    </style:style>
    <style:style style:name="ce162" style:family="table-cell" style:parent-style-name="Default" style:data-style-name="N1">
      <style:table-cell-properties fo:border-bottom="0.06pt solid #000000" fo:background-color="#bf819e" fo:border-left="none" fo:border-right="none" fo:border-top="0.06pt solid #000000"/>
    </style:style>
    <style:style style:name="ce163" style:family="table-cell" style:parent-style-name="Default" style:data-style-name="N1">
      <style:table-cell-properties fo:border-bottom="0.06pt solid #000000" fo:background-color="#cccccc" fo:border-left="none" fo:border-right="none" fo:border-top="0.06pt solid #000000"/>
    </style:style>
    <style:style style:name="ce164" style:family="table-cell" style:parent-style-name="Default" style:data-style-name="N1">
      <style:table-cell-properties fo:background-color="transparent" style:rotation-align="none"/>
      <style:text-properties fo:color="#808080" style:font-name="FreeSans" fo:font-size="11pt" fo:font-weight="normal" style:font-size-asian="11pt" style:font-weight-asian="normal" style:font-size-complex="11pt" style:font-weight-complex="normal"/>
    </style:style>
    <style:style style:name="ce165" style:family="table-cell" style:parent-style-name="Default" style:data-style-name="N1">
      <style:table-cell-properties fo:background-color="transparent" fo:border="none"/>
      <style:text-properties fo:color="#808080" style:font-name="FreeSans" fo:font-size="11pt" fo:font-weight="normal" style:font-size-asian="11pt" style:font-weight-asian="normal" style:font-size-complex="11pt" style:font-weight-complex="normal"/>
    </style:style>
    <style:style style:name="ce73" style:family="table-cell" style:parent-style-name="Default" style:data-style-name="N1">
      <style:table-cell-properties style:text-align-source="fix" style:repeat-content="false" fo:background-color="transparent" style:rotation-align="none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67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0.06pt solid #000000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6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69" style:family="table-cell" style:parent-style-name="Default" style:data-style-name="N1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71" style:family="table-cell" style:parent-style-name="Default">
      <style:table-cell-properties fo:border-bottom="0.06pt solid #000000" fo:background-color="#afd095" style:text-align-source="fix" style:repeat-content="false" fo:border-left="none" fo:border-right="none" fo:border-top="0.06pt solid #000000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72" style:family="table-cell" style:parent-style-name="Default" style:data-style-name="N1">
      <style:table-cell-properties style:text-align-source="fix" style:repeat-content="false" fo:background-color="transparent" fo:border="none" style:rotation-align="none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73" style:family="table-cell" style:parent-style-name="Default" style:data-style-name="N1">
      <style:table-cell-properties style:text-align-source="fix" style:repeat-content="false" fo:background-color="transparent" style:rotation-align="none"/>
      <style:paragraph-properties fo:text-align="end" fo:margin-left="0cm"/>
      <style:text-properties fo:color="#808080" style:font-name="FreeSans"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78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Excel_20_Built-in_20_Hyperlink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83" style:family="table-cell" style:parent-style-name="Default">
      <style:table-cell-properties fo:background-color="transparent" style:rotation-align="none"/>
      <style:text-properties fo:color="#000000" style:font-name="FreeSans" fo:font-size="11pt" style:text-underline-style="none" fo:font-weight="normal" style:font-size-asian="11pt" style:font-weight-asian="normal" style:font-size-complex="11pt" style:font-weight-complex="normal"/>
    </style:style>
    <style:style style:name="ce8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ackground-color="transparent" style:rotation-align="none"/>
      <style:text-properties fo:color="#80808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ackground-color="transparent" style:rotation-align="none"/>
      <style:text-properties fo:color="#808080" style:font-name="FreeSans" fo:font-size="11pt" style:text-underline-style="none" fo:font-weight="normal" style:font-size-asian="11pt" style:font-weight-asian="normal" style:font-size-complex="11pt" style:font-weight-complex="normal"/>
    </style:style>
    <style:style style:name="ce18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FreeSans" fo:font-size="11pt" fo:font-weight="bold" style:font-size-asian="11pt" style:font-weight-asian="bold" style:font-size-complex="11pt" style:font-weight-complex="bold"/>
    </style:style>
    <style:style style:name="ce189" style:family="table-cell" style:parent-style-name="Default">
      <style:table-cell-properties fo:background-color="transparent"/>
      <style:text-properties fo:color="#808080" style:font-name="FreeSans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Free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FreeSans" style:language-complex="hi" style:country-complex="IN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sbRev7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msbRev08" table:style-name="ta2">
        <office:forms form:automatic-focus="false" form:apply-design-mode="false"/>
        <table:table-column table:style-name="co2" table:default-cell-style-name="ce1"/>
        <table:table-column table:style-name="co3" table:default-cell-style-name="ce109"/>
        <table:table-column table:style-name="co4" table:default-cell-style-name="ce12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09"/>
        <table:table-column table:style-name="co9" table:default-cell-style-name="ce151"/>
        <table:table-column table:style-name="co10" table:default-cell-style-name="ce151"/>
        <table:table-column table:style-name="co11" table:default-cell-style-name="ce73"/>
        <table:table-column table:style-name="co12" table:default-cell-style-name="ce73"/>
        <table:table-column table:style-name="co13" table:default-cell-style-name="ce1"/>
        <table:table-column table:style-name="co14" table:default-cell-style-name="ce93"/>
        <table:table-column table:style-name="co15" table:number-columns-repeated="1011" table:default-cell-style-name="ce93"/>
        <table:table-row table:style-name="ro1">
          <table:table-cell office:value-type="string" calcext:value-type="string">
            <text:p>x</text:p>
          </table:table-cell>
          <table:table-cell table:style-name="ce13"/>
          <table:table-cell table:style-name="ce25"/>
          <table:table-cell table:number-columns-repeated="3"/>
          <table:table-cell table:style-name="ce21"/>
          <table:table-cell table:number-columns-repeated="5"/>
          <table:table-cell table:style-name="ce5" table:number-columns-repeated="1012"/>
        </table:table-row>
        <table:table-row table:style-name="ro1">
          <table:table-cell table:style-name="ce2"/>
          <table:table-cell table:style-name="ce14" office:value-type="string" calcext:value-type="string">
            <text:p>No.</text:p>
          </table:table-cell>
          <table:table-cell table:style-name="ce26" office:value-type="string" calcext:value-type="string">
            <text:p>Qty.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ssy.</text:p>
          </table:table-cell>
          <table:table-cell table:style-name="ce14" office:value-type="string" calcext:value-type="string">
            <text:p>EAN/GTIN…</text:p>
          </table:table-cell>
          <table:table-cell table:style-name="ce74"/>
          <table:table-cell table:style-name="ce74" office:value-type="string" calcext:value-type="string">
            <text:p>Price</text:p>
          </table:table-cell>
          <table:table-cell table:style-name="ce74" office:value-type="string" calcext:value-type="string">
            <text:p>Stock</text:p>
          </table:table-cell>
          <table:table-cell table:style-name="ce74" office:value-type="string" calcext:value-type="string">
            <text:p>Status</text:p>
          </table:table-cell>
          <table:table-cell table:style-name="ce83" office:value-type="string" calcext:value-type="string" table:number-columns-spanned="2" table:number-rows-spanned="1">
            <text:p>Buy now…</text:p>
          </table:table-cell>
          <table:covered-table-cell table:style-name="ce188"/>
          <table:table-cell table:style-name="ce188" table:number-columns-repeated="1011"/>
        </table:table-row>
        <table:table-row table:style-name="ro1">
          <table:table-cell table:style-name="ce12"/>
          <table:table-cell table:style-name="ce104" office:value-type="string" calcext:value-type="string">
            <text:p>100</text:p>
          </table:table-cell>
          <table:table-cell table:style-name="ce12" office:value-type="float" office:value="1" calcext:value-type="float">
            <text:p>1</text:p>
          </table:table-cell>
          <table:table-cell table:style-name="ce122" office:value-type="string" calcext:value-type="string">
            <text:p>Cybercube</text:p>
          </table:table-cell>
          <table:table-cell table:style-name="ce122"/>
          <table:table-cell table:style-name="ce132" office:value-type="string" calcext:value-type="string" table:number-columns-spanned="1" table:number-rows-spanned="23">
            <text:p>100 Cybercube</text:p>
          </table:table-cell>
          <table:table-cell table:style-name="ce141"/>
          <table:table-cell table:style-name="ce153"/>
          <table:table-cell table:style-name="ce153" table:formula="of:=SUM([.I4:.I25])" office:value-type="float" office:value="52.35" calcext:value-type="float">
            <text:p>52</text:p>
          </table:table-cell>
          <table:table-cell table:style-name="ce167" table:number-columns-repeated="2"/>
          <table:table-cell table:style-name="ce12" table:number-columns-repeated="1013"/>
        </table:table-row>
        <table:table-row table:style-name="ro1">
          <table:table-cell table:style-name="ce35"/>
          <table:table-cell table:style-name="ce105" office:value-type="string" calcext:value-type="string">
            <text:p>101</text:p>
          </table:table-cell>
          <table:table-cell table:style-name="ce35" office:value-type="float" office:value="1" calcext:value-type="float">
            <text:p>1</text:p>
          </table:table-cell>
          <table:table-cell table:style-name="ce123" office:value-type="string" calcext:value-type="string">
            <text:p>Cube</text:p>
          </table:table-cell>
          <table:table-cell table:style-name="ce35" office:value-type="string" calcext:value-type="string">
            <text:p>Main cube housing, 3d printed part, Prusament PETG</text:p>
          </table:table-cell>
          <table:covered-table-cell table:style-name="ce35"/>
          <table:table-cell table:style-name="ce142"/>
          <table:table-cell table:style-name="ce154"/>
          <table:table-cell table:style-name="ce154" table:formula="of:=[.C4]*[.H4]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76" office:value-type="string" calcext:value-type="string">
            <text:p>ordered</text:p>
          </table:table-cell>
          <table:table-cell table:style-name="ce177" office:value-type="string" calcext:value-type="string" table:number-columns-spanned="2" table:number-rows-spanned="1">
            <text:p>Kader’s Hackspace…</text:p>
          </table:table-cell>
          <table:covered-table-cell table:style-name="ce35"/>
          <table:table-cell table:style-name="ce35" table:number-columns-repeated="1011"/>
        </table:table-row>
        <table:table-row table:style-name="ro1">
          <table:table-cell table:style-name="ce35"/>
          <table:table-cell table:style-name="ce105" office:value-type="string" calcext:value-type="string">
            <text:p>102</text:p>
          </table:table-cell>
          <table:table-cell table:style-name="ce35" office:value-type="float" office:value="1" calcext:value-type="float">
            <text:p>1</text:p>
          </table:table-cell>
          <table:table-cell table:style-name="ce123" office:value-type="string" calcext:value-type="string">
            <text:p>Cube lid</text:p>
          </table:table-cell>
          <table:table-cell table:style-name="ce35" office:value-type="string" calcext:value-type="string">
            <text:p>Lid to close main cube, 3d printed part, Prusament PETG</text:p>
          </table:table-cell>
          <table:covered-table-cell table:style-name="ce35"/>
          <table:table-cell table:style-name="ce142"/>
          <table:table-cell table:style-name="ce154"/>
          <table:table-cell table:style-name="ce154" table:formula="of:=[.C5]*[.H5]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76" office:value-type="string" calcext:value-type="string">
            <text:p>ordered</text:p>
          </table:table-cell>
          <table:table-cell table:style-name="ce177" office:value-type="string" calcext:value-type="string" table:number-columns-spanned="2" table:number-rows-spanned="1">
            <text:p>Kader’s Hackspace…</text:p>
          </table:table-cell>
          <table:covered-table-cell table:style-name="ce35"/>
          <table:table-cell table:style-name="ce35" table:number-columns-repeated="1011"/>
        </table:table-row>
        <table:table-row table:style-name="ro1">
          <table:table-cell/>
          <table:table-cell table:style-name="ce105" office:value-type="string" calcext:value-type="string">
            <text:p>103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Single board computer</text:p>
          </table:table-cell>
          <table:table-cell office:value-type="string" calcext:value-type="string">
            <text:p><text:a xlink:href="https://www.raspberrypi.com/products/raspberry-pi-zero-w/" xlink:type="simple">Raspberry Pi Zero W, BCM 2835 SOC, 1GHz, 512MB RAM</text:a></text:p>
          </table:table-cell>
          <table:covered-table-cell table:style-name="ce133"/>
          <table:table-cell office:value-type="string" calcext:value-type="string">
            <text:p>0707565827164</text:p>
          </table:table-cell>
          <table:table-cell office:value-type="float" office:value="17.9" calcext:value-type="float">
            <text:p>18</text:p>
          </table:table-cell>
          <table:table-cell table:style-name="ce154" table:formula="of:=[.C6]*[.H6]" office:value-type="float" office:value="17.9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<text:a xlink:href="https://www.berrybase.de/detail/index/sArticle/4215?src=raspberrypi" xlink:type="simple">Berrybase</text:a></text:p>
          </table:table-cell>
          <table:table-cell table:style-name="ce115" office:value-type="string" calcext:value-type="string">
            <text:p><text:a xlink:href="https://www.reichelt.de/raspberry-pi-zero-w-v-1-1-1-ghz-512-mb-ram-wlan-bt-rasp-pi-zero-w-p256438.html?&amp;trstct=pos_0&amp;nbc=1" xlink:type="simple">Reichelt</text:a></text:p>
          </table:table-cell>
          <table:table-cell table:style-name="ce115" table:number-columns-repeated="1011"/>
        </table:table-row>
        <table:table-row table:style-name="ro1">
          <table:table-cell/>
          <table:table-cell table:style-name="ce105" office:value-type="string" calcext:value-type="string">
            <text:p>104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<text:a xlink:href="https://en.wikipedia.org/wiki/Uninterruptible_power_supply" xlink:type="simple">UPS</text:a> shield</text:p>
          </table:table-cell>
          <table:table-cell office:value-type="string" calcext:value-type="string">
            <text:p><text:a xlink:href="https://strompi.joy-it.net/en/strompi-family" xlink:type="simple">Joy-It StromPi 3 for LiFePO4 batteries</text:a></text:p>
          </table:table-cell>
          <table:covered-table-cell/>
          <table:table-cell table:style-name="ce143" office:value-type="string" calcext:value-type="string">
            <text:p>EAN 4250236816609</text:p>
          </table:table-cell>
          <table:table-cell/>
          <table:table-cell table:style-name="ce154" table:formula="of:=[.C7]*[.H7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ailable</text:p>
          </table:table-cell>
          <table:table-cell table:style-name="ce178" office:value-type="string" calcext:value-type="string">
            <text:p><text:span text:style-name="T3"><text:a xlink:href="https://www.reichelt.de/raspberry-pi-der-strompi-3-rasp-strom-pi-3-p232866.html?&amp;trstct=pos_1&amp;nbc=1" xlink:type="simple">Reichelt</text:a></text:span></text:p>
          </table:table-cell>
          <table:table-cell table:number-columns-repeated="1012"/>
        </table:table-row>
        <table:table-row table:style-name="ro1">
          <table:table-cell/>
          <table:table-cell table:style-name="ce105" office:value-type="string" calcext:value-type="string">
            <text:p>105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Sensor shield</text:p>
          </table:table-cell>
          <table:table-cell office:value-type="string" calcext:value-type="string">
            <text:p><text:a xlink:href="https://www.waveshare.com/wiki/Sense_HAT_(B)" xlink:type="simple">Waveshare Sense HAT (B)</text:a></text:p>
          </table:table-cell>
          <table:covered-table-cell/>
          <table:table-cell office:value-type="string" calcext:value-type="string">
            <text:p>0614961955486</text:p>
          </table:table-cell>
          <table:table-cell office:value-type="float" office:value="17.7" calcext:value-type="float">
            <text:p>18</text:p>
          </table:table-cell>
          <table:table-cell table:style-name="ce154" table:formula="of:=[.C8]*[.H8]" office:value-type="float" office:value="17.7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vailable</text:p>
          </table:table-cell>
          <table:table-cell table:style-name="ce179" office:value-type="string" calcext:value-type="string">
            <text:p><text:a xlink:href="https://www.reichelt.de/raspberry-pi-zero-shield-sense-hat-rpiz-sense-hat-p291504.html?&amp;trstct=pos_13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05" office:value-type="string" calcext:value-type="string">
            <text:p>106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<text:a xlink:href="https://en.wikipedia.org/wiki/LoRa" xlink:type="simple">LoRa</text:a> shield</text:p>
          </table:table-cell>
          <table:table-cell office:value-type="string" calcext:value-type="string">
            <text:p><text:a xlink:href="https://www.waveshare.com/wiki/SX1262_868M_LoRa_HAT" xlink:type="simple">Waveshare LoRa HAT SX1262 868M</text:a></text:p>
          </table:table-cell>
          <table:covered-table-cell/>
          <table:table-cell office:value-type="string" calcext:value-type="string">
            <text:p>0614961955325</text:p>
          </table:table-cell>
          <table:table-cell/>
          <table:table-cell table:style-name="ce154" table:formula="of:=[.C9]*[.H9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vailable</text:p>
          </table:table-cell>
          <table:table-cell table:style-name="ce180" office:value-type="string" calcext:value-type="string">
            <text:p><text:a xlink:href="https://www.reichelt.de/raspberry-pi-shield-lora-868-mhz-sx1262-rpiz-shd-lora868-p291462.html?&amp;trstct=pos_2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05" office:value-type="string" calcext:value-type="string">
            <text:p>107</text:p>
          </table:table-cell>
          <table:table-cell table:style-name="ce115" office:value-type="float" office:value="1" calcext:value-type="float">
            <text:p>1</text:p>
          </table:table-cell>
          <table:table-cell table:style-name="ce124" office:value-type="string" calcext:value-type="string">
            <text:p>Ethernet hub</text:p>
          </table:table-cell>
          <table:table-cell table:style-name="ce124" office:value-type="string" calcext:value-type="string">
            <text:p><text:a xlink:href="https://thepihut.com/collections/waveshare" xlink:type="simple">Waveshare Ethernet / USB HUB HAT for Raspberry Pi (1x RJ45 &amp; 3x USB 2.0)</text:a></text:p>
          </table:table-cell>
          <table:covered-table-cell table:style-name="ce124"/>
          <table:table-cell table:style-name="ce144" office:value-type="string" calcext:value-type="string">
            <text:p>4060137072925</text:p>
          </table:table-cell>
          <table:table-cell table:style-name="ce155" office:value-type="float" office:value="13.95" calcext:value-type="float">
            <text:p>14</text:p>
          </table:table-cell>
          <table:table-cell table:style-name="ce154" table:formula="of:=[.C10]*[.H10]" office:value-type="float" office:value="13.95" calcext:value-type="float">
            <text:p>14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string" calcext:value-type="string">
            <text:p>ordered</text:p>
          </table:table-cell>
          <table:table-cell table:style-name="ce179" office:value-type="string" calcext:value-type="string">
            <text:p><text:a xlink:href="https://eckstein-shop.de/WaveShare-Ethernet-USB-HUB-HAT-B-EN" xlink:type="simple">Eckstein</text:a></text:p>
          </table:table-cell>
          <table:table-cell table:number-columns-repeated="1012"/>
        </table:table-row>
        <table:table-row table:style-name="ro1">
          <table:table-cell/>
          <table:table-cell table:style-name="ce105" office:value-type="string" calcext:value-type="string">
            <text:p>108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<text:a xlink:href="https://en.wikipedia.org/wiki/Global_Positioning_System" xlink:type="simple">GPS</text:a> module</text:p>
          </table:table-cell>
          <table:table-cell office:value-type="string" calcext:value-type="string">
            <text:p><text:a xlink:href="../../../../../nextcloud/2021_REFINE/000_administration/080_procurement/831-1motionSensorBox/Navilock%20NL-852EUSB%20u-blox%208%20Multi%20GNSS%20Engine%20Module" xlink:type="simple">Navilock NL-852EUSB u-blox 8 Multi GNSS Engine Module</text:a></text:p>
          </table:table-cell>
          <table:covered-table-cell/>
          <table:table-cell office:value-type="string" calcext:value-type="string">
            <text:p>4043619625758</text:p>
          </table:table-cell>
          <table:table-cell/>
          <table:table-cell table:style-name="ce154" table:formula="of:=[.C11]*[.H11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vailable</text:p>
          </table:table-cell>
          <table:table-cell table:style-name="ce180" office:value-type="string" calcext:value-type="string">
            <text:p><text:a xlink:href="https://www.reichelt.de/gnss-gps-engine-modul-u-blox-8-usb-navilock-62575-p152516.html?&amp;trstct=pos_10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93"/>
          <table:table-cell table:style-name="ce105" office:value-type="string" calcext:value-type="string">
            <text:p>109</text:p>
          </table:table-cell>
          <table:table-cell table:style-name="ce93" office:value-type="float" office:value="1" calcext:value-type="float">
            <text:p>1</text:p>
          </table:table-cell>
          <table:table-cell table:style-name="ce124" office:value-type="string" calcext:value-type="string">
            <text:p>Header</text:p>
          </table:table-cell>
          <table:table-cell table:style-name="ce93" office:value-type="string" calcext:value-type="string">
            <text:p><text:a xlink:href="https://cdn-reichelt.de/documents/datenblatt/X200/STACKING-HEADER-FUER-RASPBERRY-PI-3-2-MODELL-B-B-2X20-40-POLIG-RM-2-54.pdf" xlink:type="simple">Sertronics stacking header for Raspberry Pi, 2x20, 2.54mm</text:a></text:p>
          </table:table-cell>
          <table:covered-table-cell table:style-name="ce93"/>
          <table:table-cell table:style-name="ce105"/>
          <table:table-cell table:style-name="ce156"/>
          <table:table-cell table:style-name="ce154" table:formula="of:=[.C12]*[.H12]" office:value-type="float" office:value="0" calcext:value-type="float">
            <text:p>0</text:p>
          </table:table-cell>
          <table:table-cell table:style-name="ce170" office:value-type="string" calcext:value-type="string">
            <text:p>?</text:p>
          </table:table-cell>
          <table:table-cell table:style-name="ce170"/>
          <table:table-cell table:style-name="ce181" office:value-type="string" calcext:value-type="string">
            <text:p><text:a xlink:href="https://www.reichelt.de/raspberry-pi-stacking-header-40-polig-rm-2-54-rpi-header-40xl-p275494.html?&amp;trstct=pos_12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35"/>
          <table:table-cell table:style-name="ce105" office:value-type="string" calcext:value-type="string">
            <text:p>110</text:p>
          </table:table-cell>
          <table:table-cell table:style-name="ce35" office:value-type="float" office:value="1" calcext:value-type="float">
            <text:p>1</text:p>
          </table:table-cell>
          <table:table-cell table:style-name="ce123" office:value-type="string" calcext:value-type="string">
            <text:p>Stack support left</text:p>
          </table:table-cell>
          <table:table-cell table:style-name="ce35" office:value-type="string" calcext:value-type="string">
            <text:p>Left side to support stack, 3d printed part, Prusament PETG</text:p>
          </table:table-cell>
          <table:covered-table-cell table:style-name="ce35"/>
          <table:table-cell table:style-name="ce142"/>
          <table:table-cell table:style-name="ce154"/>
          <table:table-cell table:style-name="ce154" table:formula="of:=[.C13]*[.H13]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ordered</text:p>
          </table:table-cell>
          <table:table-cell table:style-name="ce177" office:value-type="string" calcext:value-type="string" table:number-columns-spanned="2" table:number-rows-spanned="1">
            <text:p>Kader’s Hackspace…</text:p>
          </table:table-cell>
          <table:covered-table-cell table:style-name="ce35"/>
          <table:table-cell table:style-name="ce35" table:number-columns-repeated="1011"/>
        </table:table-row>
        <table:table-row table:style-name="ro1">
          <table:table-cell table:style-name="ce35"/>
          <table:table-cell table:style-name="ce105" office:value-type="string" calcext:value-type="string">
            <text:p>111</text:p>
          </table:table-cell>
          <table:table-cell table:style-name="ce35" office:value-type="float" office:value="1" calcext:value-type="float">
            <text:p>1</text:p>
          </table:table-cell>
          <table:table-cell table:style-name="ce123" office:value-type="string" calcext:value-type="string">
            <text:p>Stack support right</text:p>
          </table:table-cell>
          <table:table-cell table:style-name="ce35" office:value-type="string" calcext:value-type="string">
            <text:p>Right side to support stack, 3d printed part, Prusament PETG</text:p>
          </table:table-cell>
          <table:covered-table-cell table:style-name="ce35"/>
          <table:table-cell table:style-name="ce142"/>
          <table:table-cell table:style-name="ce154"/>
          <table:table-cell table:style-name="ce154" table:formula="of:=[.C14]*[.H14]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ordered</text:p>
          </table:table-cell>
          <table:table-cell table:style-name="ce177" office:value-type="string" calcext:value-type="string" table:number-columns-spanned="2" table:number-rows-spanned="1">
            <text:p>Kader’s Hackspace…</text:p>
          </table:table-cell>
          <table:covered-table-cell table:style-name="ce35"/>
          <table:table-cell table:style-name="ce35" table:number-columns-repeated="1011"/>
        </table:table-row>
        <table:table-row table:style-name="ro1">
          <table:table-cell/>
          <table:table-cell table:style-name="ce105" office:value-type="string" calcext:value-type="string">
            <text:p>112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Flash memory</text:p>
          </table:table-cell>
          <table:table-cell office:value-type="string" calcext:value-type="string">
            <text:p>SanDisk Ultra microSDHC, class 10, 256GB</text:p>
          </table:table-cell>
          <table:covered-table-cell/>
          <table:table-cell office:value-type="string" calcext:value-type="string">
            <text:p>0619659169732</text:p>
          </table:table-cell>
          <table:table-cell/>
          <table:table-cell table:style-name="ce154" table:formula="of:=[.C15]*[.H15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er</text:p>
          </table:table-cell>
          <table:table-cell table:style-name="ce93" office:value-type="string" calcext:value-type="string">
            <text:p><text:a xlink:href="https://www.berrybase.de/en/sandisk-ultra-microsdhc-a1-150mb/s-class-10-speicherkarte-256gb-ohne-adapter" xlink:type="simple">Berrybase</text:a></text:p>
          </table:table-cell>
          <table:table-cell table:style-name="ce183" office:value-type="string" calcext:value-type="string">
            <text:p><text:a xlink:href="https://www.reichelt.de/microsdxc-speicherkarte-256gb-sandisk-extreme-sdsqxa1256ggn6ma-p262409.html?&amp;trstct=pos_7&amp;nbc=1" xlink:type="simple">Reichelt</text:a></text:p>
          </table:table-cell>
          <table:table-cell table:number-columns-repeated="1011"/>
        </table:table-row>
        <table:table-row table:style-name="ro1">
          <table:table-cell/>
          <table:table-cell table:style-name="ce105" office:value-type="string" calcext:value-type="string">
            <text:p>113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Cooling fan</text:p>
          </table:table-cell>
          <table:table-cell office:value-type="string" calcext:value-type="string">
            <text:p><text:a xlink:href="../Fan%20for%20Pi,%2025x25x7mm,%203.3V/5V%20DC,%20%20Dupont" xlink:type="simple">Fan for Pi, brushless, 25x25x7mm, 3.3V/5V DC,  Dupont</text:a></text:p>
          </table:table-cell>
          <table:covered-table-cell/>
          <table:table-cell table:style-name="ce143"/>
          <table:table-cell office:value-type="float" office:value="2.8" calcext:value-type="float">
            <text:p>3</text:p>
          </table:table-cell>
          <table:table-cell table:style-name="ce154" table:formula="of:=[.C16]*[.H16]" office:value-type="float" office:value="2.8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er</text:p>
          </table:table-cell>
          <table:table-cell table:style-name="ce178" office:value-type="string" calcext:value-type="string">
            <text:p><text:a xlink:href="https://www.berrybase.de/en/luefter-25x25x7mm-5v-dc-mit-dupont-steckverbinder" xlink:type="simple">Berrybase</text:a></text:p>
          </table:table-cell>
          <table:table-cell table:number-columns-repeated="1012"/>
        </table:table-row>
        <table:table-row table:style-name="ro1">
          <table:table-cell table:style-name="ce35"/>
          <table:table-cell table:style-name="ce105" office:value-type="string" calcext:value-type="string">
            <text:p>114</text:p>
          </table:table-cell>
          <table:table-cell table:style-name="ce35" office:value-type="float" office:value="1" calcext:value-type="float">
            <text:p>1</text:p>
          </table:table-cell>
          <table:table-cell table:style-name="ce123" office:value-type="string" calcext:value-type="string">
            <text:p>Heatsink</text:p>
          </table:table-cell>
          <table:table-cell table:style-name="ce35" office:value-type="string" calcext:value-type="string">
            <text:p><text:a xlink:href="../Aluminum%20heatsink,%20cooling%20fins,%20heat%20conducting%20tape" xlink:type="simple">Aluminum heatsink, cooling fins, heat conducting tape</text:a></text:p>
          </table:table-cell>
          <table:covered-table-cell table:style-name="ce35"/>
          <table:table-cell table:style-name="ce142"/>
          <table:table-cell table:style-name="ce154"/>
          <table:table-cell table:style-name="ce154" table:formula="of:=[.C17]*[.H17]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office:value-type="string" calcext:value-type="string">
            <text:p>offer</text:p>
          </table:table-cell>
          <table:table-cell table:style-name="ce35" office:value-type="string" calcext:value-type="string">
            <text:p><text:a xlink:href="https://www.berrybase.de/4-teiliges-kuehlkoerper-set-fuer-raspberry-pi-4-silber" xlink:type="simple">Berrybase</text:a></text:p>
          </table:table-cell>
          <table:table-cell table:style-name="ce35" table:number-columns-repeated="1012"/>
        </table:table-row>
        <table:table-row table:style-name="ro1">
          <table:table-cell table:style-name="ce93"/>
          <table:table-cell table:style-name="ce105" office:value-type="string" calcext:value-type="string">
            <text:p>115</text:p>
          </table:table-cell>
          <table:table-cell table:style-name="ce93" office:value-type="float" office:value="1" calcext:value-type="float">
            <text:p>1</text:p>
          </table:table-cell>
          <table:table-cell table:style-name="ce124" office:value-type="string" calcext:value-type="string">
            <text:p><text:a xlink:href="https://en.wikipedia.org/wiki/USB" xlink:type="simple">USB</text:a> cable</text:p>
          </table:table-cell>
          <table:table-cell table:style-name="ce93" office:value-type="string" calcext:value-type="string">
            <text:p>Roline USB 3.0 cable, 15cm, male C, angled, A female</text:p>
          </table:table-cell>
          <table:covered-table-cell table:style-name="ce93"/>
          <table:table-cell table:style-name="ce105"/>
          <table:table-cell table:style-name="ce156"/>
          <table:table-cell table:style-name="ce154" table:formula="of:=[.C18]*[.H18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office:value-type="string" calcext:value-type="string">
            <text:p>offer</text:p>
          </table:table-cell>
          <table:table-cell table:style-name="ce93" office:value-type="string" calcext:value-type="string">
            <text:p><text:a xlink:href="https://www.reichelt.de/usb-3-0-kabel-c-gew-stecker-auf-a-buchse-otg-0-15-m-roline-11029031-p299744.html?&amp;trstct=pos_1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93"/>
          <table:table-cell table:style-name="ce105" office:value-type="string" calcext:value-type="string">
            <text:p>116</text:p>
          </table:table-cell>
          <table:table-cell table:style-name="ce93" office:value-type="float" office:value="1" calcext:value-type="float">
            <text:p>1</text:p>
          </table:table-cell>
          <table:table-cell table:style-name="ce124" office:value-type="string" calcext:value-type="string">
            <text:p><text:a xlink:href="https://en.wikipedia.org/wiki/USB" xlink:type="simple">USB</text:a> cable</text:p>
          </table:table-cell>
          <table:table-cell table:style-name="ce93" office:value-type="string" calcext:value-type="string">
            <text:p><text:a xlink:href="https://www.amazon.de/-/en/Micro-USB-Cable-Pack-0-5-grey/dp/B07VN1GNMK/ref=psdc_1626220031_t1_B07QD4WVLN" xlink:type="simple">Micro USB Cable</text:a></text:p>
          </table:table-cell>
          <table:covered-table-cell table:style-name="ce93"/>
          <table:table-cell table:style-name="ce105"/>
          <table:table-cell table:style-name="ce156"/>
          <table:table-cell table:style-name="ce154" table:formula="of:=[.C19]*[.H19]" office:value-type="float" office:value="0" calcext:value-type="float">
            <text:p>0</text:p>
          </table:table-cell>
          <table:table-cell table:style-name="ce170" office:value-type="float" office:value="18" calcext:value-type="float">
            <text:p>18</text:p>
          </table:table-cell>
          <table:table-cell table:style-name="ce170" office:value-type="string" calcext:value-type="string">
            <text:p>available</text:p>
          </table:table-cell>
          <table:table-cell table:style-name="ce5" office:value-type="string" calcext:value-type="string">
            <text:p><text:a xlink:href="https://www.amazon.de/-/en/Micro-USB-Cable-Pack-0-5-grey/dp/B07VN1GNMK/ref=psdc_1626220031_t1_B07QD4WVLN" xlink:type="simple">Amazon</text:a></text:p>
          </table:table-cell>
          <table:table-cell table:number-columns-repeated="1012"/>
        </table:table-row>
        <table:table-row table:style-name="ro1">
          <table:table-cell/>
          <table:table-cell table:style-name="ce105" office:value-type="string" calcext:value-type="string">
            <text:p>117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Camera cable</text:p>
          </table:table-cell>
          <table:table-cell office:value-type="string" calcext:value-type="string">
            <text:p><text:a xlink:href="https://www.reichelt.de/raspberry-pi-flachbandkabel-5-cm-rpi-fbk-5-p275586.html?PROVID=2788&amp;gclid=EAIaIQobChMI7uGHw-ja_AIVD593Ch3GvwnhEAQYASABEgKMl_D_BwE" xlink:type="simple">Ribbon cable connector for Pi Camera, 5cm</text:a></text:p>
          </table:table-cell>
          <table:covered-table-cell/>
          <table:table-cell table:style-name="ce143"/>
          <table:table-cell/>
          <table:table-cell table:style-name="ce154" table:formula="of:=[.C20]*[.H20]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78" office:value-type="string" calcext:value-type="string">
            <text:p>available</text:p>
          </table:table-cell>
          <table:table-cell table:style-name="ce178" office:value-type="string" calcext:value-type="string">
            <text:p><text:a xlink:href="https://www.reichelt.de/raspberry-pi-flachbandkabel-5-cm-rpi-fbk-5-p275586.html?PROVID=2788&amp;gclid=EAIaIQobChMI7uGHw-ja_AIVD593Ch3GvwnhEAQYASABEgKMl_D_BwE" xlink:type="simple">Reichelt</text:a></text:p>
          </table:table-cell>
          <table:table-cell table:number-columns-repeated="1012"/>
        </table:table-row>
        <table:table-row table:style-name="ro1">
          <table:table-cell table:style-name="ce93"/>
          <table:table-cell table:style-name="ce105" office:value-type="string" calcext:value-type="string">
            <text:p>118</text:p>
          </table:table-cell>
          <table:table-cell table:style-name="ce93" office:value-type="float" office:value="1" calcext:value-type="float">
            <text:p>1</text:p>
          </table:table-cell>
          <table:table-cell table:style-name="ce124" office:value-type="string" calcext:value-type="string">
            <text:p>WiFi antenna cable</text:p>
          </table:table-cell>
          <table:table-cell table:style-name="ce125" office:value-type="string" calcext:value-type="string">
            <text:p><text:a xlink:href="https://www.amazon.de/dp/B08YN6589V/ref=pe_27091401_487027711_TE_SCE_dp_1" xlink:type="simple">Bingfu WiFi Antenna Extension Cable 30cm, male right angled, female RG316</text:a></text:p>
          </table:table-cell>
          <table:covered-table-cell table:style-name="ce93"/>
          <table:table-cell table:style-name="ce105"/>
          <table:table-cell table:style-name="ce156"/>
          <table:table-cell table:style-name="ce154" table:formula="of:=[.C21]*[.H21]" office:value-type="float" office:value="0" calcext:value-type="float">
            <text:p>0</text:p>
          </table:table-cell>
          <table:table-cell table:style-name="ce170" office:value-type="string" calcext:value-type="string">
            <text:p>?</text:p>
          </table:table-cell>
          <table:table-cell table:style-name="ce170"/>
          <table:table-cell table:style-name="ce93" office:value-type="string" calcext:value-type="string">
            <text:p>???</text:p>
          </table:table-cell>
          <table:table-cell table:number-columns-repeated="1012"/>
        </table:table-row>
        <table:table-row table:style-name="ro1">
          <table:table-cell table:style-name="ce93"/>
          <table:table-cell table:style-name="ce105" office:value-type="string" calcext:value-type="string">
            <text:p>119</text:p>
          </table:table-cell>
          <table:table-cell table:style-name="ce93" office:value-type="float" office:value="1" calcext:value-type="float">
            <text:p>1</text:p>
          </table:table-cell>
          <table:table-cell table:style-name="ce124" office:value-type="string" calcext:value-type="string">
            <text:p>WiFi antenna cable</text:p>
          </table:table-cell>
          <table:table-cell table:style-name="ce93" office:value-type="string" calcext:value-type="string">
            <text:p><text:a xlink:href="https://www.berrybase.de/wlan-antennenadapterkabel-u.fl-sma-anschluss" xlink:type="simple">WiFi antenna cable, 20cm, U.FL (IPX), SMA</text:a></text:p>
          </table:table-cell>
          <table:covered-table-cell table:style-name="ce93"/>
          <table:table-cell table:style-name="ce143" office:value-type="float" office:value="4251266751779" calcext:value-type="float">
            <text:p>4251266751779</text:p>
          </table:table-cell>
          <table:table-cell table:style-name="ce156"/>
          <table:table-cell table:style-name="ce154" table:formula="of:=[.C22]*[.H22]" office:value-type="float" office:value="0" calcext:value-type="float">
            <text:p>0</text:p>
          </table:table-cell>
          <table:table-cell table:style-name="ce170" office:value-type="string" calcext:value-type="string">
            <text:p>?</text:p>
          </table:table-cell>
          <table:table-cell table:style-name="ce170"/>
          <table:table-cell table:style-name="ce93" office:value-type="string" calcext:value-type="string">
            <text:p><text:a xlink:href="https://www.berrybase.de/wlan-antennenadapterkabel-u.fl-sma-anschluss" xlink:type="simple">Reichelt</text:a></text:p>
          </table:table-cell>
          <table:table-cell table:number-columns-repeated="1012"/>
        </table:table-row>
        <table:table-row table:style-name="ro1">
          <table:table-cell table:style-name="ce35"/>
          <table:table-cell table:style-name="ce105" office:value-type="string" calcext:value-type="string">
            <text:p>120</text:p>
          </table:table-cell>
          <table:table-cell table:style-name="ce35" office:value-type="float" office:value="1" calcext:value-type="float">
            <text:p>1</text:p>
          </table:table-cell>
          <table:table-cell table:style-name="ce123" office:value-type="string" calcext:value-type="string">
            <text:p>Cable supprt</text:p>
          </table:table-cell>
          <table:table-cell table:style-name="ce35" office:value-type="string" calcext:value-type="string">
            <text:p>3d printed part, Prusament PETG</text:p>
          </table:table-cell>
          <table:covered-table-cell table:style-name="ce35"/>
          <table:table-cell table:style-name="ce142"/>
          <table:table-cell table:style-name="ce154"/>
          <table:table-cell table:style-name="ce154" table:formula="of:=[.C23]*[.H23]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76" office:value-type="string" calcext:value-type="string">
            <text:p>ordered</text:p>
          </table:table-cell>
          <table:table-cell table:style-name="ce177" office:value-type="string" calcext:value-type="string" table:number-columns-spanned="2" table:number-rows-spanned="1">
            <text:p>Kader’s Hackspace…</text:p>
          </table:table-cell>
          <table:covered-table-cell table:style-name="Default"/>
          <table:table-cell table:style-name="Default"/>
          <table:table-cell table:style-name="ce35" table:number-columns-repeated="1010"/>
        </table:table-row>
        <table:table-row table:style-name="ro1">
          <table:table-cell table:style-name="ce35"/>
          <table:table-cell table:style-name="ce105" office:value-type="string" calcext:value-type="string">
            <text:p>121</text:p>
          </table:table-cell>
          <table:table-cell table:style-name="ce35" office:value-type="float" office:value="1" calcext:value-type="float">
            <text:p>1</text:p>
          </table:table-cell>
          <table:table-cell table:style-name="ce123" office:value-type="string" calcext:value-type="string">
            <text:p>Camera cable lid</text:p>
          </table:table-cell>
          <table:table-cell table:style-name="ce35" office:value-type="string" calcext:value-type="string">
            <text:p>3d printed part, Prusament PETG</text:p>
          </table:table-cell>
          <table:covered-table-cell table:style-name="ce35"/>
          <table:table-cell table:style-name="ce142"/>
          <table:table-cell table:style-name="ce154"/>
          <table:table-cell table:style-name="ce154" table:formula="of:=[.C24]*[.H24]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76" office:value-type="string" calcext:value-type="string">
            <text:p>ordered</text:p>
          </table:table-cell>
          <table:table-cell table:style-name="ce177" office:value-type="string" calcext:value-type="string" table:number-columns-spanned="2" table:number-rows-spanned="1">
            <text:p>Kader’s Hackspace…</text:p>
          </table:table-cell>
          <table:covered-table-cell table:style-name="ce35"/>
          <table:table-cell table:style-name="ce35" table:number-columns-repeated="1011"/>
        </table:table-row>
        <table:table-row table:style-name="ro1">
          <table:table-cell/>
          <table:table-cell table:style-name="ce105" office:value-type="string" calcext:value-type="string">
            <text:p>122</text:p>
          </table:table-cell>
          <table:table-cell table:style-name="ce115" office:value-type="float" office:value="4" calcext:value-type="float">
            <text:p>4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M2.5 hex nut, DIN934, steel, galvanised</text:p>
          </table:table-cell>
          <table:covered-table-cell/>
          <table:table-cell table:style-name="ce143"/>
          <table:table-cell/>
          <table:table-cell table:style-name="ce154" table:formula="of:=[.C25]*[.H25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/>
          <table:table-cell table:style-name="ce178" office:value-type="string" calcext:value-type="string">
            <text:p><text:a xlink:href="https://www.reichelt.de/sechskantmuttern-m2-5-100-stueck-sk-m2-5-100-p18082.html?&amp;trstct=vrt_pdn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95"/>
          <table:table-cell table:style-name="ce106" office:value-type="float" office:value="200" calcext:value-type="float">
            <text:p>20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Inner components</text:p>
          </table:table-cell>
          <table:table-cell table:style-name="ce95"/>
          <table:table-cell table:style-name="ce134" office:value-type="string" calcext:value-type="string" table:number-columns-spanned="1" table:number-rows-spanned="21">
            <text:p>200 Inner components</text:p>
          </table:table-cell>
          <table:table-cell table:style-name="ce145"/>
          <table:table-cell table:style-name="ce157" table:number-columns-repeated="2"/>
          <table:table-cell table:style-name="ce95" table:number-columns-repeated="1015"/>
        </table:table-row>
        <table:table-row table:style-name="ro1">
          <table:table-cell table:style-name="ce96"/>
          <table:table-cell table:style-name="ce107" office:value-type="float" office:value="201" calcext:value-type="float">
            <text:p>201</text:p>
          </table:table-cell>
          <table:table-cell table:style-name="ce116" office:value-type="float" office:value="1" calcext:value-type="float">
            <text:p>1</text:p>
          </table:table-cell>
          <table:table-cell table:style-name="ce96" office:value-type="string" calcext:value-type="string">
            <text:p>Baseplate</text:p>
          </table:table-cell>
          <table:table-cell table:style-name="ce35" office:value-type="string" calcext:value-type="string">
            <text:p>Support for cybercube and battery, 3d printed part, Prusament PETG</text:p>
          </table:table-cell>
          <table:covered-table-cell table:style-name="ce96"/>
          <table:table-cell table:style-name="ce146"/>
          <table:table-cell table:style-name="ce158"/>
          <table:table-cell table:style-name="ce154" table:formula="of:=[.C27]*[.H27]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ordered</text:p>
          </table:table-cell>
          <table:table-cell table:style-name="ce35" office:value-type="string" calcext:value-type="string" table:number-columns-spanned="3" table:number-rows-spanned="1">
            <text:p>Kader’s Hackspace…</text:p>
          </table:table-cell>
          <table:covered-table-cell table:number-columns-repeated="2" table:style-name="ce35"/>
          <table:table-cell table:style-name="ce35" table:number-columns-repeated="1010"/>
        </table:table-row>
        <table:table-row table:style-name="ro1">
          <table:table-cell/>
          <table:table-cell table:style-name="ce107" office:value-type="float" office:value="202" calcext:value-type="float">
            <text:p>202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<text:a xlink:href="https://www.all-batteries.de/media/pdf/AML9131_UK.pdf" xlink:type="simple">NX LiFePO4 battery AML9131, 96Wh, 12.8V, 7.4Ah, F6.35</text:a></text:p>
          </table:table-cell>
          <table:covered-table-cell/>
          <table:table-cell office:value-type="string" calcext:value-type="string">
            <text:p>3660766447821</text:p>
          </table:table-cell>
          <table:table-cell office:value-type="float" office:value="117" calcext:value-type="float">
            <text:p>117</text:p>
          </table:table-cell>
          <table:table-cell table:style-name="ce154" table:formula="of:=[.C28]*[.H28]"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vailable</text:p>
          </table:table-cell>
          <table:table-cell table:style-name="ce180" office:value-type="string" calcext:value-type="string">
            <text:p><text:a xlink:href="https://www.all-batteries.de/lifepo4-akku-un38-3-96wh-12v-7-5ah-f6-35-aml9131.html" xlink:type="simple">AllBatteries</text:a></text:p>
          </table:table-cell>
          <table:table-cell table:number-columns-repeated="1012"/>
        </table:table-row>
        <table:table-row table:style-name="ro1">
          <table:table-cell/>
          <table:table-cell table:style-name="ce107" office:value-type="float" office:value="203" calcext:value-type="float">
            <text:p>203</text:p>
          </table:table-cell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<text:a xlink:href="https://cdn-reichelt.de/documents/datenblatt/C400/TraeGE%23ESK.pdf" xlink:type="simple">Eska microfuse, 5x20mm, 2.5A, time-lag</text:a></text:p>
          </table:table-cell>
          <table:covered-table-cell/>
          <table:table-cell/>
          <table:table-cell office:value-type="float" office:value="0.41" calcext:value-type="float">
            <text:p>0</text:p>
          </table:table-cell>
          <table:table-cell table:style-name="ce154" table:formula="of:=[.C29]*[.H29]" office:value-type="float" office:value="0.41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vailable</text:p>
          </table:table-cell>
          <table:table-cell table:style-name="ce181" office:value-type="string" calcext:value-type="string">
            <text:p><text:a xlink:href="https://www.reichelt.de/feinsicherung-5x20mm-traege-2-5a-tr-2-5a-p21796.html?&amp;trstct=pos_6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07" office:value-type="float" office:value="204" calcext:value-type="float">
            <text:p>204</text:p>
          </table:table-cell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Fuse mount</text:p>
          </table:table-cell>
          <table:table-cell office:value-type="string" calcext:value-type="string">
            <text:p><text:a xlink:href="https://cdn-reichelt.de/documents/datenblatt/C400/PTF80A_ENG_ITA_TDS.pdf" xlink:type="simple">Stelvio Kontek in-line shocksafe fuseholer, PTF/80A</text:a></text:p>
          </table:table-cell>
          <table:covered-table-cell/>
          <table:table-cell table:number-columns-repeated="2"/>
          <table:table-cell table:style-name="ce154" table:formula="of:=[.C30]*[.H30]" office:value-type="float" office:value="0" calcext:value-type="float">
            <text:p>0</text:p>
          </table:table-cell>
          <table:table-cell table:number-columns-repeated="2"/>
          <table:table-cell table:style-name="ce181" office:value-type="string" calcext:value-type="string">
            <text:p><text:a xlink:href="https://www.reichelt.de/sicherungshalter-fuer-5-x-20-6-3-x-32-mm-250-v-6-3-a-schwarz-stv-ptf-80a-p243316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07" office:value-type="float" office:value="205" calcext:value-type="float">
            <text:p>205</text:p>
          </table:table-cell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Bulgin mounting connecter</text:p>
          </table:table-cell>
          <table:table-cell office:value-type="string" calcext:value-type="string">
            <text:p><text:a xlink:href="https://cdn-reichelt.de/documents/datenblatt/C152/DS_BUCCANEER_400.pdf" xlink:type="simple">Bulgin Buccaneer Series 400 mounting connector, PX0412/02S, 2 pole</text:a></text:p>
          </table:table-cell>
          <table:covered-table-cell/>
          <table:table-cell table:number-columns-repeated="2"/>
          <table:table-cell table:style-name="ce154" table:formula="of:=[.C31]*[.H31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81" office:value-type="string" calcext:value-type="string">
            <text:p><text:a xlink:href="https://www.reichelt.de/steckverbinder-buchse-2-polig-px0412-02s-p124458.html?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07" office:value-type="float" office:value="206" calcext:value-type="float">
            <text:p>206</text:p>
          </table:table-cell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Bulgin cable connecter</text:p>
          </table:table-cell>
          <table:table-cell office:value-type="string" calcext:value-type="string">
            <text:p><text:a xlink:href="https://cdn-reichelt.de/documents/datenblatt/C152/DS_BUCCANEER_400.pdf" xlink:type="simple">Bulgin Buccaneer Series 400 cable connector, PX0410/02P/5560, 2 pole</text:a></text:p>
          </table:table-cell>
          <table:covered-table-cell/>
          <table:table-cell table:number-columns-repeated="2"/>
          <table:table-cell table:style-name="ce154" table:formula="of:=[.C32]*[.H32]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81" office:value-type="string" calcext:value-type="string">
            <text:p><text:a xlink:href="https://www.reichelt.de/steckverbinder-stecker-2-polig-px0410-02p-5560-p124429.html?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07" office:value-type="float" office:value="207" calcext:value-type="float">
            <text:p>207</text:p>
          </table:table-cell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Bulgin sealing cap</text:p>
          </table:table-cell>
          <table:table-cell office:value-type="string" calcext:value-type="string">
            <text:p><text:a xlink:href="https://cdn-reichelt.de/documents/datenblatt/C152/DS_BUCCANEER_400.pdf" xlink:type="simple">Bulgin Buccaneer Series 400 sealing cap, PX0480/1</text:a></text:p>
          </table:table-cell>
          <table:covered-table-cell/>
          <table:table-cell table:number-columns-repeated="2"/>
          <table:table-cell table:style-name="ce154" table:formula="of:=[.C33]*[.H33]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81" office:value-type="string" calcext:value-type="string">
            <text:p><text:a xlink:href="https://www.reichelt.de/verschlusskappe-px0411-px0480-1-p124479.html?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07" office:value-type="float" office:value="208" calcext:value-type="float">
            <text:p>208</text:p>
          </table:table-cell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Bulgin contact pin</text:p>
          </table:table-cell>
          <table:table-cell office:value-type="string" calcext:value-type="string">
            <text:p><text:a xlink:href="https://cdn-reichelt.de/documents/datenblatt/C152/DS_BUCCANEER_400.pdf" xlink:type="simple">Bulgin Buccaneer Series 400 solder contact pin, SA3350/1, 10 pack</text:a></text:p>
          </table:table-cell>
          <table:covered-table-cell/>
          <table:table-cell table:number-columns-repeated="2"/>
          <table:table-cell table:style-name="ce154" table:formula="of:=[.C34]*[.H34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81" office:value-type="string" calcext:value-type="string">
            <text:p><text:a xlink:href="https://www.reichelt.de/loetkontakt-stecker-2-3-polig-10er-pack-sa3350-1-p124487.html?&amp;trstct=pos_5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07" office:value-type="float" office:value="209" calcext:value-type="float">
            <text:p>209</text:p>
          </table:table-cell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Bulgin contact socket</text:p>
          </table:table-cell>
          <table:table-cell office:value-type="string" calcext:value-type="string">
            <text:p><text:a xlink:href="https://cdn-reichelt.de/documents/datenblatt/C152/DS_BUCCANEER_400.pdf" xlink:type="simple">Bulgin Buccaneer Series 400 solder contact socket, SA3349/1, 10 pack</text:a></text:p>
          </table:table-cell>
          <table:covered-table-cell/>
          <table:table-cell table:number-columns-repeated="2"/>
          <table:table-cell table:style-name="ce154" table:formula="of:=[.C35]*[.H35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81" office:value-type="string" calcext:value-type="string">
            <text:p><text:a xlink:href="https://www.reichelt.de/loetkontakt-buchse-2-3-polig-10er-pack-sa3349-1-p124486.html?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ce107" office:value-type="float" office:value="210" calcext:value-type="float">
            <text:p>210</text:p>
          </table:table-cell>
          <table:table-cell table:style-name="ce116" office:value-type="float" office:value="1" calcext:value-type="float">
            <text:p>1</text:p>
          </table:table-cell>
          <table:table-cell table:style-name="ce96" office:value-type="string" calcext:value-type="string">
            <text:p>Camera inlay</text:p>
          </table:table-cell>
          <table:table-cell table:style-name="ce35" office:value-type="string" calcext:value-type="string">
            <text:p>Support to mount camera, 3d printed part, Prusament PETG</text:p>
          </table:table-cell>
          <table:covered-table-cell table:style-name="ce96"/>
          <table:table-cell table:style-name="ce146"/>
          <table:table-cell table:style-name="ce158"/>
          <table:table-cell table:style-name="ce154" table:formula="of:=[.C36]*[.H36]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ordered</text:p>
          </table:table-cell>
          <table:table-cell table:style-name="ce35" office:value-type="string" calcext:value-type="string" table:number-columns-spanned="3" table:number-rows-spanned="1">
            <text:p>Kader’s Hackspace…</text:p>
          </table:table-cell>
          <table:covered-table-cell table:number-columns-repeated="2" table:style-name="ce35"/>
          <table:table-cell table:style-name="ce35" table:number-columns-repeated="1010"/>
        </table:table-row>
        <table:table-row table:style-name="ro1">
          <table:table-cell/>
          <table:table-cell table:style-name="ce107" office:value-type="float" office:value="211" calcext:value-type="float">
            <text:p>211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Camera module</text:p>
          </table:table-cell>
          <table:table-cell office:value-type="string" calcext:value-type="string">
            <text:p><text:a xlink:href="https://www.raspberrypi.com/products/pi-noir-camera-v2/" xlink:type="simple">Raspberry Pi Camera Module 2 NoIR, 8MP</text:a></text:p>
          </table:table-cell>
          <table:covered-table-cell/>
          <table:table-cell office:value-type="string" calcext:value-type="string">
            <text:p>0640522710898</text:p>
          </table:table-cell>
          <table:table-cell office:value-type="float" office:value="25.9" calcext:value-type="float">
            <text:p>26</text:p>
          </table:table-cell>
          <table:table-cell table:style-name="ce154" table:formula="of:=[.C37]*[.H37]" office:value-type="float" office:value="25.9" calcext:value-type="float">
            <text:p>26</text:p>
          </table:table-cell>
          <table:table-cell table:number-columns-repeated="2"/>
          <table:table-cell table:style-name="ce180" office:value-type="string" calcext:value-type="string">
            <text:p><text:a xlink:href="https://www.reichelt.de/raspberry-pi-kamera-8mp-ir-v2-imx219pq-rasp-can-2-p170857.html?&amp;trstct=vrt_pdn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07" office:value-type="float" office:value="212" calcext:value-type="float">
            <text:p>212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Camera cable</text:p>
          </table:table-cell>
          <table:table-cell office:value-type="string" calcext:value-type="string">
            <text:p><text:a xlink:href="https://www.reichelt.de/raspberry-pi-zero-flexkabel-fuer-standard-kameramodul-30cm-rpiz-cam-fl30-p223616.html?ACTION=3&amp;GROUPID=9021&amp;ARTICLE=223616&amp;START=0&amp;OFFSET=16&amp;" xlink:type="simple">Waveshare flexible camera cable, 30cm, 15 pins</text:a></text:p>
          </table:table-cell>
          <table:covered-table-cell/>
          <table:table-cell office:value-type="string" calcext:value-type="string">
            <text:p>4251266700395</text:p>
          </table:table-cell>
          <table:table-cell office:value-type="float" office:value="5.55" calcext:value-type="float">
            <text:p>6</text:p>
          </table:table-cell>
          <table:table-cell table:style-name="ce154" table:formula="of:=[.C38]*[.H38]" office:value-type="float" office:value="5.55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80" office:value-type="string" calcext:value-type="string">
            <text:p><text:a xlink:href="https://www.reichelt.de/raspberry-pi-zero-flexkabel-fuer-standard-kameramodul-30cm-rpiz-cam-fl30-p223616.html?&amp;trstct=pos_2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07" office:value-type="float" office:value="213" calcext:value-type="float">
            <text:p>213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Camera cable connecter</text:p>
          </table:table-cell>
          <table:table-cell office:value-type="string" calcext:value-type="string">
            <text:p><text:a xlink:href="https://cdn-reichelt.de/documents/datenblatt/A300/KAMERAKABELVERBINDER-FUER-RASPBERRY-PI-15-PIN-ZU-15-PIN.pdf" xlink:type="simple">Sertroncis camer cable connecter for Pi cam, 15 to 15 pins</text:a></text:p>
          </table:table-cell>
          <table:covered-table-cell/>
          <table:table-cell table:number-columns-repeated="2"/>
          <table:table-cell table:style-name="ce154" table:formula="of:=[.C39]*[.H39]" office:value-type="float" office:value="0" calcext:value-type="float">
            <text:p>0</text:p>
          </table:table-cell>
          <table:table-cell table:number-columns-repeated="2"/>
          <table:table-cell table:style-name="ce180" office:value-type="string" calcext:value-type="string">
            <text:p><text:a xlink:href="https://www.reichelt.de/raspberry-pi-kamerakabelverbinder-15-pin-zu-15-pin-rpi-cam-15-15-p319044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93"/>
          <table:table-cell table:style-name="ce107" office:value-type="float" office:value="214" calcext:value-type="float">
            <text:p>214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WiFi adapter</text:p>
          </table:table-cell>
          <table:table-cell table:style-name="ce93" office:value-type="string" calcext:value-type="string">
            <text:p><text:a xlink:href="https://cdn-reichelt.de/documents/datenblatt/D910/LEVELONE_WUA1810_DB-DE.pdf" xlink:type="simple">LevelOne wireless adapter AC1200, dual band, USB</text:a></text:p>
          </table:table-cell>
          <table:covered-table-cell table:style-name="ce46"/>
          <table:table-cell table:style-name="ce105" office:value-type="float" office:value="4015867202043" calcext:value-type="float">
            <text:p>4015867202043</text:p>
          </table:table-cell>
          <table:table-cell table:style-name="ce156"/>
          <table:table-cell table:style-name="ce154" table:formula="of:=[.C40]*[.H40]" office:value-type="float" office:value="0" calcext:value-type="float">
            <text:p>0</text:p>
          </table:table-cell>
          <table:table-cell table:style-name="ce170"/>
          <table:table-cell table:style-name="ce168"/>
          <table:table-cell table:style-name="ce98" office:value-type="string" calcext:value-type="string">
            <text:p><text:a xlink:href="https://www.reichelt.de/de/de/wlan-adapter-usb-867mbit-s-levelone-wua1810-p265584.html?trstct=pos_0&amp;nbc=1&amp;&amp;r=1" xlink:type="simple">Reichelt</text:a>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107" office:value-type="float" office:value="215" calcext:value-type="float">
            <text:p>21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LTE Dongle???</text:p>
          </table:table-cell>
          <table:covered-table-cell table:style-name="Default"/>
          <table:table-cell table:style-name="Default"/>
          <table:table-cell table:style-name="ce159"/>
          <table:table-cell table:style-name="ce154" table:formula="of:=[.C41]*[.H41]" office:value-type="float" office:value="0" calcext:value-type="float">
            <text:p>0</text:p>
          </table:table-cell>
          <table:table-cell table:style-name="Default" table:number-columns-repeated="1015"/>
        </table:table-row>
        <table:table-row table:style-name="ro1">
          <table:table-cell table:style-name="ce96"/>
          <table:table-cell table:style-name="ce107" office:value-type="float" office:value="216" calcext:value-type="float">
            <text:p>216</text:p>
          </table:table-cell>
          <table:table-cell table:style-name="ce116" office:value-type="float" office:value="1" calcext:value-type="float">
            <text:p>1</text:p>
          </table:table-cell>
          <table:table-cell table:style-name="ce96" office:value-type="string" calcext:value-type="string">
            <text:p>Coverplate</text:p>
          </table:table-cell>
          <table:table-cell table:style-name="ce35" office:value-type="string" calcext:value-type="string">
            <text:p>Lid to cover everything, 3d printed part, Prusament PETG</text:p>
          </table:table-cell>
          <table:covered-table-cell table:style-name="ce96"/>
          <table:table-cell table:style-name="ce146"/>
          <table:table-cell table:style-name="ce158"/>
          <table:table-cell table:style-name="ce154" table:formula="of:=[.C42]*[.H42]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ordered</text:p>
          </table:table-cell>
          <table:table-cell table:style-name="ce35" office:value-type="string" calcext:value-type="string" table:number-columns-spanned="3" table:number-rows-spanned="1">
            <text:p>Kader’s Hackspace…</text:p>
          </table:table-cell>
          <table:covered-table-cell table:number-columns-repeated="2" table:style-name="ce35"/>
          <table:table-cell table:style-name="ce35" table:number-columns-repeated="1010"/>
        </table:table-row>
        <table:table-row table:style-name="ro1">
          <table:table-cell/>
          <table:table-cell table:style-name="ce107" office:value-type="float" office:value="217" calcext:value-type="float">
            <text:p>217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cdn-reichelt.de/documents/datenblatt/E910/DELOCK_86962_DB-EN.pdf" xlink:type="simple">Delock built-in connector,  RJ45, cat. 6, IP67 dust and waterproof</text:a></text:p>
          </table:table-cell>
          <table:covered-table-cell/>
          <table:table-cell/>
          <table:table-cell office:value-type="float" office:value="19.95" calcext:value-type="float">
            <text:p>20</text:p>
          </table:table-cell>
          <table:table-cell table:style-name="ce154" table:formula="of:=[.C43]*[.H43]" office:value-type="float" office:value="19.95" calcext:value-type="float">
            <text:p>20</text:p>
          </table:table-cell>
          <table:table-cell office:value-type="string" calcext:value-type="string">
            <text:p>?</text:p>
          </table:table-cell>
          <table:table-cell/>
          <table:table-cell table:style-name="ce180" office:value-type="string" calcext:value-type="string">
            <text:p><text:a xlink:href="https://www.reichelt.de/rj45-cat-6-einbaubuchse-23-5-mm-ip67-delock-86962-p322656.html?search=DELOCK+86962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07" office:value-type="float" office:value="218" calcext:value-type="float">
            <text:p>218</text:p>
          </table:table-cell>
          <table:table-cell table:style-name="ce116" office:value-type="float" office:value="3" calcext:value-type="float">
            <text:p>3</text:p>
          </table:table-cell>
          <table:table-cell office:value-type="string" calcext:value-type="string">
            <text:p>Hook &amp; loop</text:p>
          </table:table-cell>
          <table:table-cell table:style-name="ce126" office:value-type="string" calcext:value-type="string">
            <text:p><text:a xlink:href="https://cdn-reichelt.de/documents/datenblatt/C150/201711CA004_DATASHEET.pdf" xlink:type="simple">Quadrios hook and loop tape, which size?</text:a></text:p>
          </table:table-cell>
          <table:covered-table-cell/>
          <table:table-cell table:number-columns-repeated="2"/>
          <table:table-cell table:style-name="ce154" table:formula="of:=[.C44]*[.H44]" office:value-type="float" office:value="0" calcext:value-type="float">
            <text:p>0</text:p>
          </table:table-cell>
          <table:table-cell table:number-columns-repeated="2"/>
          <table:table-cell table:style-name="ce181" office:value-type="string" calcext:value-type="string">
            <text:p><text:a xlink:href="https://www.reichelt.de/klett-kabelbinder-sortiment-schwarz-grau-30-teilig-quad-201711ca004-p280182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07" office:value-type="float" office:value="219" calcext:value-type="float">
            <text:p>219</text:p>
          </table:table-cell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Crimp</text:p>
          </table:table-cell>
          <table:table-cell office:value-type="string" calcext:value-type="string">
            <text:p><text:a xlink:href="https://cdn-reichelt.de/documents/datenblatt/C180/1908C179-88_DB_EN.pdf" xlink:type="simple">Quadrios crimp blade connector, 0.8x6.3mm, 1.5-2.5mm^2</text:a></text:p>
          </table:table-cell>
          <table:covered-table-cell/>
          <table:table-cell table:number-columns-repeated="2"/>
          <table:table-cell table:style-name="ce154" table:formula="of:=[.C45]*[.H45]" office:value-type="float" office:value="0" calcext:value-type="float">
            <text:p>0</text:p>
          </table:table-cell>
          <table:table-cell table:number-columns-repeated="2"/>
          <table:table-cell table:style-name="ce181" office:value-type="string" calcext:value-type="string">
            <text:p><text:a xlink:href="https://www.reichelt.de/flachstecker-huelsen-set-0-8-x-6-3-mm-1-5-2-5-mm-100-teilig-quad-1908c188-p280160.html?&amp;trstct=pos_6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07" office:value-type="float" office:value="220" calcext:value-type="float">
            <text:p>220</text:p>
          </table:table-cell>
          <table:table-cell table:style-name="ce116" office:value-type="float" office:value="10" calcext:value-type="float">
            <text:p>10</text:p>
          </table:table-cell>
          <table:table-cell office:value-type="string" calcext:value-type="string">
            <text:p>Ferrule</text:p>
          </table:table-cell>
          <table:table-cell office:value-type="string" calcext:value-type="string">
            <text:p>Wire end furrels, 0.5-2.5mm^2, selection</text:p>
          </table:table-cell>
          <table:covered-table-cell/>
          <table:table-cell table:number-columns-repeated="2"/>
          <table:table-cell table:style-name="ce154" table:formula="of:=[.C46]*[.H46]" office:value-type="float" office:value="0" calcext:value-type="float">
            <text:p>0</text:p>
          </table:table-cell>
          <table:table-cell table:number-columns-repeated="2"/>
          <table:table-cell table:style-name="ce181" office:value-type="string" calcext:value-type="string">
            <text:p><text:a xlink:href="https://www.conrad.de/de/p/knipex-97-99-906-aderendhuelsen-sortiment-0-5-2-5-mm-vollisoliert-weiss-grau-rot-schwarz-blau-400-st-1665156.html" xlink:type="simple">Conrad</text:a></text:p>
          </table:table-cell>
          <table:table-cell office:value-type="string" calcext:value-type="string">
            <text:p><text:a xlink:href="https://www.amazon.de/dp/B07R6N5MGC/ref=cm_sw_r_cp_api_glt_i_7RY3J4SHG6B6TVDAEM2F?th=1" xlink:type="simple">Amazon</text:a></text:p>
          </table:table-cell>
          <table:table-cell table:number-columns-repeated="1011"/>
        </table:table-row>
        <table:table-row table:style-name="ro1">
          <table:table-cell table:style-name="ce97"/>
          <table:table-cell table:style-name="ce108" office:value-type="float" office:value="300" calcext:value-type="float">
            <text:p>300</text:p>
          </table:table-cell>
          <table:table-cell table:style-name="ce117" office:value-type="float" office:value="1" calcext:value-type="float">
            <text:p>1</text:p>
          </table:table-cell>
          <table:table-cell table:style-name="ce97" office:value-type="string" calcext:value-type="string">
            <text:p>Housing</text:p>
          </table:table-cell>
          <table:table-cell table:style-name="ce127"/>
          <table:table-cell table:style-name="ce136" office:value-type="string" calcext:value-type="string" table:number-columns-spanned="1" table:number-rows-spanned="14">
            <text:p>300 Housing</text:p>
          </table:table-cell>
          <table:table-cell table:style-name="ce147"/>
          <table:table-cell table:style-name="ce160"/>
          <table:table-cell table:style-name="ce160" table:formula="of:=SUM([.I48:.I59])" office:value-type="float" office:value="99" calcext:value-type="float">
            <text:p>99</text:p>
          </table:table-cell>
          <table:table-cell table:style-name="ce171" table:number-columns-repeated="2"/>
          <table:table-cell table:style-name="ce127" table:number-columns-repeated="1013"/>
        </table:table-row>
        <table:table-row table:style-name="ro1">
          <table:table-cell/>
          <table:table-cell office:value-type="string" calcext:value-type="string">
            <text:p>301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Main case</text:p>
          </table:table-cell>
          <table:table-cell office:value-type="string" calcext:value-type="string">
            <text:p><text:a xlink:href="https://www.bopla.de/en/enclosure-technology/bocube/pc-ul-94-v0-single-coloured/enclosures-polycarbonate-ul-94-v0-single-coloured/b-261709-pc-v0-7024" xlink:type="simple">Bopla Bocube enclosure,  271x170x90mm,  polycarbonate UL 94 V0</text:a></text:p>
          </table:table-cell>
          <table:covered-table-cell table:style-name="ce137"/>
          <table:table-cell/>
          <table:table-cell office:value-type="float" office:value="56" calcext:value-type="float">
            <text:p>56</text:p>
          </table:table-cell>
          <table:table-cell table:style-name="ce154" table:formula="of:=[.C48]*[.H48]"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83" office:value-type="string" calcext:value-type="string">
            <text:p><text:a xlink:href="https://www.bopla.de/en/enclosure-technology/bocube/pc-ul-94-v0-single-coloured/enclosures-polycarbonate-ul-94-v0-single-coloured/b-261709-pc-v0-7024" xlink:type="simple">Bopla</text:a></text:p>
          </table:table-cell>
          <table:table-cell table:number-columns-repeated="1012"/>
        </table:table-row>
        <table:table-row table:style-name="ro1">
          <table:table-cell table:style-name="ce98"/>
          <table:table-cell office:value-type="string" calcext:value-type="string">
            <text:p>302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Camera cover</text:p>
          </table:table-cell>
          <table:table-cell office:value-type="string" calcext:value-type="string">
            <text:p><text:a xlink:href="https://www.ganternorm.com/en/products/3.5-Controlling-venting-sealing-of-liquids-and-gases/Oil-sight-glasses/GN-743-Oil-sight-glasses-Aluminum-Float-glass" xlink:type="simple">Ganter Norm GN743 oil sight glasses, M14x1.5</text:a></text:p>
          </table:table-cell>
          <table:covered-table-cell/>
          <table:table-cell/>
          <table:table-cell office:value-type="float" office:value="11" calcext:value-type="float">
            <text:p>11</text:p>
          </table:table-cell>
          <table:table-cell table:style-name="ce154" table:formula="of:=[.C49]*[.H49]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93" office:value-type="string" calcext:value-type="string">
            <text:p><text:a xlink:href="https://www.ganternorm.com/de/produkte/3.5-Kontrollieren-Entlueften-Verschliessen-von-Fluessigkeiten-und-Gasen/Oelschauglaeser/GN-743-Oelschauglaeser-Aluminium-Floatglas#d1%3Dc(32)%3Bd2_1%3Du(12c6edfd-4794-48a2-a7a3-f467f48ad5d0)%3BForm%3Du(8c413638-e843-429d-8884-08f5b9ae9af4" xlink:type="simple">Ganternorm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303</text:p>
          </table:table-cell>
          <table:table-cell table:style-name="ce115" office:value-type="float" office:value="4" calcext:value-type="float">
            <text:p>4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<text:a xlink:href="https://live-katalog.ganternorm.com/pdf/ganter/de/51_5.pdf?dispositiontype=attachment" xlink:type="simple">Ganter holding magnet, 51.5-ND-43-SW, 100N</text:a></text:p>
          </table:table-cell>
          <table:covered-table-cell/>
          <table:table-cell/>
          <table:table-cell office:value-type="float" office:value="8" calcext:value-type="float">
            <text:p>8</text:p>
          </table:table-cell>
          <table:table-cell table:style-name="ce154" table:formula="of:=[.C50]*[.H50]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81" office:value-type="string" calcext:value-type="string">
            <text:p><text:a xlink:href="https://www.ganternorm.com/de/produkte/3.9-Halten-mit-Magneten/Haltemagnete-in-Scheibenform/GN-51.5-Haltemagnete-mit-Innengewinde-mit-Gummiummantelung?artikelnr=51.5-ND-43-SW" xlink:type="simple">Ganternorm</text:a></text:p>
          </table:table-cell>
          <table:table-cell table:number-columns-repeated="1012"/>
        </table:table-row>
        <table:table-row table:style-name="ro1">
          <table:table-cell table:style-name="ce98"/>
          <table:table-cell office:value-type="string" calcext:value-type="string">
            <text:p>304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Lanyard</text:p>
          </table:table-cell>
          <table:table-cell table:style-name="ce98" office:value-type="string" calcext:value-type="string">
            <text:p>Ganter stainless steel safety lanyard</text:p>
          </table:table-cell>
          <table:covered-table-cell table:style-name="ce98"/>
          <table:table-cell table:style-name="ce148"/>
          <table:table-cell table:style-name="ce161"/>
          <table:table-cell table:style-name="ce154" table:formula="of:=[.C51]*[.H51]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string" calcext:value-type="string">
            <text:p>order</text:p>
          </table:table-cell>
          <table:table-cell table:style-name="ce98" table:number-columns-repeated="1013"/>
        </table:table-row>
        <table:table-row table:style-name="ro1">
          <table:table-cell table:style-name="ce98"/>
          <table:table-cell office:value-type="string" calcext:value-type="string">
            <text:p>305</text:p>
          </table:table-cell>
          <table:table-cell table:style-name="ce98"/>
          <table:table-cell table:style-name="ce98" office:value-type="string" calcext:value-type="string">
            <text:p>Self tapping screw</text:p>
          </table:table-cell>
          <table:table-cell table:style-name="ce128" office:value-type="string" calcext:value-type="string">
            <text:p>M3x4 flat head self tapping screw, DIN7500-PE, TX10, A2K</text:p>
          </table:table-cell>
          <table:covered-table-cell table:style-name="ce98"/>
          <table:table-cell table:style-name="ce148"/>
          <table:table-cell table:style-name="ce161"/>
          <table:table-cell table:style-name="ce154" table:formula="of:=[.C52]*[.H52]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string" calcext:value-type="string">
            <text:p>order</text:p>
          </table:table-cell>
          <table:table-cell table:style-name="ce98" table:number-columns-repeated="1013"/>
        </table:table-row>
        <table:table-row table:style-name="ro1">
          <table:table-cell table:style-name="ce98"/>
          <table:table-cell office:value-type="string" calcext:value-type="string">
            <text:p>306</text:p>
          </table:table-cell>
          <table:table-cell table:style-name="ce98"/>
          <table:table-cell table:style-name="ce98" office:value-type="string" calcext:value-type="string">
            <text:p>Socket cap screw</text:p>
          </table:table-cell>
          <table:table-cell table:style-name="ce129" office:value-type="string" calcext:value-type="string">
            <text:p>M3x8 socket head cap screw, low head, TX?</text:p>
          </table:table-cell>
          <table:covered-table-cell table:style-name="ce98"/>
          <table:table-cell table:style-name="ce148"/>
          <table:table-cell table:style-name="ce161"/>
          <table:table-cell table:style-name="ce154" table:formula="of:=[.C53]*[.H53]" office:value-type="float" office:value="0" calcext:value-type="float">
            <text:p>0</text:p>
          </table:table-cell>
          <table:table-cell table:style-name="ce98" table:number-columns-repeated="1015"/>
        </table:table-row>
        <table:table-row table:style-name="ro1">
          <table:table-cell table:style-name="ce98"/>
          <table:table-cell office:value-type="string" calcext:value-type="string">
            <text:p>307</text:p>
          </table:table-cell>
          <table:table-cell table:style-name="ce98"/>
          <table:table-cell table:style-name="ce98" office:value-type="string" calcext:value-type="string">
            <text:p>Lens head screw</text:p>
          </table:table-cell>
          <table:table-cell table:style-name="ce130" office:value-type="string" calcext:value-type="string">
            <text:p><text:a xlink:href="https://eshop.wuerth.de/WUPLAST-Linsenkopfschraube-mit-Flansch-und-Innensechsrund-WN-1451-Stahl-109-Zinkl-Nickel-schwarz-passiviert-P3R-SHR-FLSH-W1451-TX10-109-P3R-3X8/42343%20%208.sku/de/DE/EUR/" xlink:type="simple">M3x8 Wüplast lens head screw, W1451, TX10, 10.9, P3R</text:a></text:p>
          </table:table-cell>
          <table:covered-table-cell table:style-name="ce98"/>
          <table:table-cell table:style-name="ce148" office:value-type="string" calcext:value-type="string">
            <text:p>EAN 4049557521039</text:p>
          </table:table-cell>
          <table:table-cell table:style-name="ce161"/>
          <table:table-cell table:style-name="ce154" table:formula="of:=[.C54]*[.H54]" office:value-type="float" office:value="0" calcext:value-type="float">
            <text:p>0</text:p>
          </table:table-cell>
          <table:table-cell table:style-name="ce98" table:number-columns-repeated="2"/>
          <table:table-cell table:style-name="ce98" office:value-type="string" calcext:value-type="string">
            <text:p><text:a xlink:href="https://eshop.wuerth.de/WUPLAST-Linsenkopfschraube-mit-Flansch-und-Innensechsrund-WN-1451-Stahl-109-Zinkl-Nickel-schwarz-passiviert-P3R-SHR-FLSH-W1451-TX10-109-P3R-3X8/42343%20%208.sku/de/DE/EUR/" xlink:type="simple">Würth</text:a></text:p>
          </table:table-cell>
          <table:table-cell table:style-name="ce98" table:number-columns-repeated="1012"/>
        </table:table-row>
        <table:table-row table:style-name="ro1">
          <table:table-cell table:style-name="ce98"/>
          <table:table-cell office:value-type="string" calcext:value-type="string">
            <text:p>308</text:p>
          </table:table-cell>
          <table:table-cell table:style-name="ce98"/>
          <table:table-cell table:style-name="ce98" office:value-type="string" calcext:value-type="string">
            <text:p>Flat head screw</text:p>
          </table:table-cell>
          <table:table-cell table:style-name="ce129" office:value-type="string" calcext:value-type="string">
            <text:p><text:a xlink:href="https://eshop.wuerth.de/Schraube-abgeflachter-Halbrundkopf-und-Bund-mit-Innensechsrund-SHR-DIN34805-2-0109-TX10-A2K-M3X12/421313%2012.sku/de/DE/EUR/" xlink:type="simple">M3x12 flat head screw, DIN34805-2, TX10, 10.9, A2K</text:a></text:p>
          </table:table-cell>
          <table:covered-table-cell table:style-name="ce98"/>
          <table:table-cell table:style-name="ce148" office:value-type="string" calcext:value-type="string">
            <text:p>EAN 4054458059581</text:p>
          </table:table-cell>
          <table:table-cell table:style-name="ce161"/>
          <table:table-cell table:style-name="ce154" table:formula="of:=[.C55]*[.H55]" office:value-type="float" office:value="0" calcext:value-type="float">
            <text:p>0</text:p>
          </table:table-cell>
          <table:table-cell table:style-name="ce98" table:number-columns-repeated="2"/>
          <table:table-cell table:style-name="ce98" office:value-type="string" calcext:value-type="string">
            <text:p><text:a xlink:href="https://eshop.wuerth.de/Schraube-abgeflachter-Halbrundkopf-und-Bund-mit-Innensechsrund-SHR-DIN34805-2-0109-TX10-A2K-M3X12/421313%2012.sku/de/DE/EUR/" xlink:type="simple">Würth</text:a></text:p>
          </table:table-cell>
          <table:table-cell table:style-name="ce98" table:number-columns-repeated="1012"/>
        </table:table-row>
        <table:table-row table:style-name="ro1">
          <table:table-cell table:style-name="ce98"/>
          <table:table-cell office:value-type="string" calcext:value-type="string">
            <text:p>309</text:p>
          </table:table-cell>
          <table:table-cell table:style-name="ce98"/>
          <table:table-cell table:style-name="ce98" office:value-type="string" calcext:value-type="string">
            <text:p>Socket cap screw</text:p>
          </table:table-cell>
          <table:table-cell table:style-name="ce128" office:value-type="string" calcext:value-type="string">
            <text:p><text:a xlink:href="https://eshop.wuerth.de/Zylinderschraube-mit-Innensechskant-niedriger-Kopf-mit-Schluesselfuehrung-DIN-6912-Edelstahl-A2-070-blank-SHR-ZYL-DIN6912-A2-070-IS3-M4X10/00984%20%2010.sku/de/DE/EUR/?ReplacementProduct=false&amp;CampaignName=SR007&amp;VisibleSearchTerm=SHR-ZYL-DIN6912-A2%2F070-IS3-M4x10" xlink:type="simple">M4x10 socket head cap screw, DIN6912-A2, 070, IS3</text:a></text:p>
          </table:table-cell>
          <table:covered-table-cell table:style-name="ce98"/>
          <table:table-cell table:style-name="ce148" office:value-type="string" calcext:value-type="string">
            <text:p>EAN 4011231169288</text:p>
          </table:table-cell>
          <table:table-cell table:style-name="ce161"/>
          <table:table-cell table:style-name="ce154" table:formula="of:=[.C56]*[.H56]" office:value-type="float" office:value="0" calcext:value-type="float">
            <text:p>0</text:p>
          </table:table-cell>
          <table:table-cell table:style-name="ce98" table:number-columns-repeated="2"/>
          <table:table-cell table:style-name="ce98" office:value-type="string" calcext:value-type="string">
            <text:p><text:a xlink:href="https://eshop.wuerth.de/Zylinderschraube-mit-Innensechskant-niedriger-Kopf-mit-Schluesselfuehrung-DIN-6912-Edelstahl-A2-070-blank-SHR-ZYL-DIN6912-A2-070-IS3-M4X10/00984%20%2010.sku/de/DE/EUR/?ReplacementProduct=false&amp;CampaignName=SR007&amp;VisibleSearchTerm=SHR-ZYL-DIN6912-A2%2F070-IS3-M4x10" xlink:type="simple">Würth</text:a></text:p>
          </table:table-cell>
          <table:table-cell table:style-name="ce98" table:number-columns-repeated="1012"/>
        </table:table-row>
        <table:table-row table:style-name="ro1">
          <table:table-cell table:style-name="ce98"/>
          <table:table-cell office:value-type="string" calcext:value-type="string">
            <text:p>310</text:p>
          </table:table-cell>
          <table:table-cell table:style-name="ce98" table:number-columns-repeated="2"/>
          <table:table-cell table:style-name="ce129" office:value-type="string" calcext:value-type="string">
            <text:p>Scheibe M4</text:p>
          </table:table-cell>
          <table:covered-table-cell table:style-name="ce98"/>
          <table:table-cell table:style-name="ce148"/>
          <table:table-cell table:style-name="ce161"/>
          <table:table-cell table:style-name="ce154" table:formula="of:=[.C57]*[.H57]" office:value-type="float" office:value="0" calcext:value-type="float">
            <text:p>0</text:p>
          </table:table-cell>
          <table:table-cell table:style-name="ce98" table:number-columns-repeated="1015"/>
        </table:table-row>
        <table:table-row table:style-name="ro1">
          <table:table-cell table:style-name="ce98"/>
          <table:table-cell office:value-type="string" calcext:value-type="string">
            <text:p>311</text:p>
          </table:table-cell>
          <table:table-cell table:style-name="ce98"/>
          <table:table-cell table:style-name="ce98" office:value-type="string" calcext:value-type="string">
            <text:p>Spacer</text:p>
          </table:table-cell>
          <table:table-cell table:style-name="ce128" office:value-type="string" calcext:value-type="string">
            <text:p>Abstandshülsen </text:p>
          </table:table-cell>
          <table:covered-table-cell table:style-name="ce98"/>
          <table:table-cell table:style-name="ce148"/>
          <table:table-cell table:style-name="ce161"/>
          <table:table-cell table:style-name="ce154" table:formula="of:=[.C58]*[.H58]" office:value-type="float" office:value="0" calcext:value-type="float">
            <text:p>0</text:p>
          </table:table-cell>
          <table:table-cell table:style-name="ce98" table:number-columns-repeated="1015"/>
        </table:table-row>
        <table:table-row table:style-name="ro1">
          <table:table-cell/>
          <table:table-cell office:value-type="string" calcext:value-type="string">
            <text:p>312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Power adapter</text:p>
          </table:table-cell>
          <table:table-cell office:value-type="string" calcext:value-type="string">
            <text:p><text:span text:style-name="T1"><text:a xlink:href="https://www.meanwellusa.com/upload/pdf/GC30B/GC30B-spec.pdf" xlink:type="simple">Mean Well power adaptor, charging function, 30W, 14.3V, GC30B-4P1J</text:a></text:span></text:p>
          </table:table-cell>
          <table:covered-table-cell/>
          <table:table-cell office:value-type="string" calcext:value-type="string">
            <text:p>5056561800004 </text:p>
          </table:table-cell>
          <table:table-cell/>
          <table:table-cell table:style-name="ce154" table:formula="of:=[.C59]*[.H59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180" office:value-type="string" calcext:value-type="string">
            <text:p><text:a xlink:href="https://www.digikey.de/de/products/detail/GC30B-4P1J/1866-1763-ND/7703260?itemSeq=384743038" xlink:type="simple">Digikey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313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Power plug</text:p>
          </table:table-cell>
          <table:table-cell office:value-type="string" calcext:value-type="string">
            <text:p><text:a xlink:href="https://www.conrad.de/de/p/logilink-strom-anschlusskabel-1x-euro-stecker-1x-kleingeraete-buchse-c7-3-00-m-schwarz-2332743.html" xlink:type="simple">LogiLink Strom Anschlusskabel, IEC C7 Kabel</text:a></text:p>
          </table:table-cell>
          <table:covered-table-cell/>
          <table:table-cell table:style-name="ce21" office:value-type="string" calcext:value-type="string">
            <text:p>EAN 4052792047653</text:p>
          </table:table-cell>
          <table:table-cell table:number-columns-repeated="4"/>
          <table:table-cell table:style-name="ce88" office:value-type="string" calcext:value-type="string">
            <text:p><text:a xlink:href="https://www.conrad.de/de/p/logilink-strom-anschlusskabel-1x-euro-stecker-1x-kleingeraete-buchse-c7-3-00-m-schwarz-2332743.html" xlink:type="simple">Conrad</text:a></text:p>
          </table:table-cell>
          <table:table-cell table:style-name="ce5" table:number-columns-repeated="1012"/>
        </table:table-row>
        <table:table-row table:style-name="ro1">
          <table:table-cell table:style-name="ce99"/>
          <table:table-cell table:style-name="ce110" office:value-type="float" office:value="400" calcext:value-type="float">
            <text:p>400</text:p>
          </table:table-cell>
          <table:table-cell table:style-name="ce99"/>
          <table:table-cell table:style-name="ce99" office:value-type="string" calcext:value-type="string">
            <text:p>Consumables &amp; tools</text:p>
          </table:table-cell>
          <table:table-cell table:style-name="ce99"/>
          <table:table-cell table:style-name="ce138" office:value-type="string" calcext:value-type="string" table:number-columns-spanned="1" table:number-rows-spanned="11">
            <text:p>400 Consumables &amp; tools</text:p>
          </table:table-cell>
          <table:table-cell table:style-name="ce99"/>
          <table:table-cell table:style-name="ce162" table:number-columns-repeated="2"/>
          <table:table-cell table:style-name="ce99" table:number-columns-repeated="1015"/>
        </table:table-row>
        <table:table-row table:style-name="ro1">
          <table:table-cell/>
          <table:table-cell office:value-type="string" calcext:value-type="string">
            <text:p>401</text:p>
          </table:table-cell>
          <table:table-cell table:style-name="ce98"/>
          <table:table-cell office:value-type="string" calcext:value-type="string">
            <text:p>3d printer material</text:p>
          </table:table-cell>
          <table:table-cell office:value-type="string" calcext:value-type="string">
            <text:p><text:a xlink:href="https://www.prusa3d.com/de/produkt/prusament-petg-prusa-galaxy-black-1kg/" xlink:type="simple">Prusament PETG prusa galaxy</text:a></text:p>
          </table:table-cell>
          <table:covered-table-cell/>
          <table:table-cell table:number-columns-repeated="2"/>
          <table:table-cell table:style-name="ce154" table:formula="of:=[.C62]*[.H62]" office:value-type="float" office:value="0" calcext:value-type="float">
            <text:p>0</text:p>
          </table:table-cell>
          <table:table-cell/>
          <table:table-cell office:value-type="string" calcext:value-type="string">
            <text:p>available</text:p>
          </table:table-cell>
          <table:table-cell table:style-name="ce181" office:value-type="string" calcext:value-type="string">
            <text:p><text:a xlink:href="https://www.prusa3d.com/de/produkt/prusament-petg-prusa-galaxy-black-1kg/" xlink:type="simple">Prusa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02</text:p>
          </table:table-cell>
          <table:table-cell table:style-name="ce116"/>
          <table:table-cell office:value-type="string" calcext:value-type="string">
            <text:p>Stranded wire</text:p>
          </table:table-cell>
          <table:table-cell office:value-type="string" calcext:value-type="string">
            <text:p>Kabellitze 0.14mm^2</text:p>
          </table:table-cell>
          <table:covered-table-cell/>
          <table:table-cell table:number-columns-repeated="2"/>
          <table:table-cell table:style-name="ce154" table:formula="of:=[.C63]*[.H63]" office:value-type="float" office:value="0" calcext:value-type="float">
            <text:p>0</text:p>
          </table:table-cell>
          <table:table-cell table:number-columns-repeated="2"/>
          <table:table-cell table:style-name="ce181" office:value-type="string" calcext:value-type="string">
            <text:p><text:a xlink:href="https://www.conrad.de/de/p/quadrios-19011ca084-litze-lify-1-x-0-14-mm-blau-braun-gruen-gelb-grau-rot-schwarz-weiss-70-m-2201409.html" xlink:type="simple">Conrad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03</text:p>
          </table:table-cell>
          <table:table-cell table:style-name="ce116"/>
          <table:table-cell office:value-type="string" calcext:value-type="string">
            <text:p>Stranded wire</text:p>
          </table:table-cell>
          <table:table-cell office:value-type="string" calcext:value-type="string">
            <text:p>Kabellitze 0.50mm^2</text:p>
          </table:table-cell>
          <table:covered-table-cell/>
          <table:table-cell table:number-columns-repeated="2"/>
          <table:table-cell table:style-name="ce154" table:formula="of:=[.C64]*[.H64]" office:value-type="float" office:value="0" calcext:value-type="float">
            <text:p>0</text:p>
          </table:table-cell>
          <table:table-cell table:number-columns-repeated="2"/>
          <table:table-cell table:style-name="ce181" office:value-type="string" calcext:value-type="string">
            <text:p><text:a xlink:href="https://www.conrad.de/de/p/quadrios-19011ca087-litze-lify-1-x-0-50-mm-blau-braun-gruen-gelb-grau-rot-schwarz-weiss-35-m-2201405.html" xlink:type="simple">Conrad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04</text:p>
          </table:table-cell>
          <table:table-cell table:style-name="ce116"/>
          <table:table-cell office:value-type="string" calcext:value-type="string">
            <text:p>Stranded wire</text:p>
          </table:table-cell>
          <table:table-cell table:style-name="ce126" office:value-type="string" calcext:value-type="string">
            <text:p><text:span text:style-name="T2"><text:a xlink:href="https://cdn-reichelt.de/documents/datenblatt/D700/LAPP_H05V_K.pdf" xlink:type="simple">Schaltlitze, 0.75mm^2, black, H05VK-SW</text:a></text:span></text:p>
          </table:table-cell>
          <table:covered-table-cell/>
          <table:table-cell table:number-columns-repeated="2"/>
          <table:table-cell table:style-name="ce154" table:formula="of:=[.C65]*[.H65]" office:value-type="float" office:value="0" calcext:value-type="float">
            <text:p>0</text:p>
          </table:table-cell>
          <table:table-cell table:number-columns-repeated="2"/>
          <table:table-cell table:style-name="ce181" office:value-type="string" calcext:value-type="string">
            <text:p><text:a xlink:href="https://www.reichelt.de/schaltlitze-h05v-k-0-75-mm-100-m-schwarz-h05vk-0-75sw-100-p165122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05</text:p>
          </table:table-cell>
          <table:table-cell table:style-name="ce116"/>
          <table:table-cell office:value-type="string" calcext:value-type="string">
            <text:p>Stranded wire</text:p>
          </table:table-cell>
          <table:table-cell table:style-name="ce126" office:value-type="string" calcext:value-type="string">
            <text:p><text:span text:style-name="T2"><text:a xlink:href="https://cdn-reichelt.de/documents/datenblatt/D700/LAPP_H05V_K.pdf" xlink:type="simple">Schaltlitze, 0.75mm^2, red, H05VK-RT</text:a></text:span></text:p>
          </table:table-cell>
          <table:covered-table-cell/>
          <table:table-cell table:number-columns-repeated="2"/>
          <table:table-cell table:style-name="ce154" table:formula="of:=[.C66]*[.H66]" office:value-type="float" office:value="0" calcext:value-type="float">
            <text:p>0</text:p>
          </table:table-cell>
          <table:table-cell table:number-columns-repeated="2"/>
          <table:table-cell table:style-name="ce181" office:value-type="string" calcext:value-type="string">
            <text:p><text:a xlink:href="https://www.reichelt.de/schaltlitze-h05v-k-0-75-mm-100-m-schwarz-h05vk-0-75sw-100-p165122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06</text:p>
          </table:table-cell>
          <table:table-cell table:style-name="ce116"/>
          <table:table-cell office:value-type="string" calcext:value-type="string">
            <text:p>Shrink tubing</text:p>
          </table:table-cell>
          <table:table-cell office:value-type="string" calcext:value-type="string">
            <text:p><text:a xlink:href="https://cdn-reichelt.de/documents/datenblatt/C160/SDB_2_4_SW_DB.pdf" xlink:type="simple">Eisenacher heat shrink tubing, 2.4mm</text:a></text:p>
          </table:table-cell>
          <table:covered-table-cell/>
          <table:table-cell table:number-columns-repeated="2"/>
          <table:table-cell table:style-name="ce154" table:formula="of:=[.C67]*[.H67]" office:value-type="float" office:value="0" calcext:value-type="float">
            <text:p>0</text:p>
          </table:table-cell>
          <table:table-cell table:number-columns-repeated="2"/>
          <table:table-cell table:style-name="ce181" office:value-type="string" calcext:value-type="string">
            <text:p><text:a xlink:href="https://www.reichelt.de/schrumpfschlauch-box-15m-schwarz-2-4mm-sdb-2-4-sw-p53756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96"/>
          <table:table-cell office:value-type="string" calcext:value-type="string">
            <text:p>407</text:p>
          </table:table-cell>
          <table:table-cell table:style-name="ce116"/>
          <table:table-cell table:style-name="ce96" office:value-type="string" calcext:value-type="string">
            <text:p>Shrink tubing</text:p>
          </table:table-cell>
          <table:table-cell table:style-name="ce96" office:value-type="string" calcext:value-type="string">
            <text:p><text:a xlink:href="https://cdn-reichelt.de/documents/datenblatt/C160/SDB_4_8_BL_DB.pdf" xlink:type="simple">Eisenacher heat shrink tubing, 4.8mm</text:a></text:p>
          </table:table-cell>
          <table:covered-table-cell table:style-name="ce96"/>
          <table:table-cell table:style-name="ce146"/>
          <table:table-cell table:style-name="ce158"/>
          <table:table-cell table:style-name="ce154" table:formula="of:=[.C68]*[.H68]" office:value-type="float" office:value="0" calcext:value-type="float">
            <text:p>0</text:p>
          </table:table-cell>
          <table:table-cell table:style-name="ce172" table:number-columns-repeated="2"/>
          <table:table-cell table:style-name="ce185" office:value-type="string" calcext:value-type="string">
            <text:p><text:a xlink:href="https://www.reichelt.de/schrumpfschlauch-box-12m-blau-4-8mm-sdb-4-8-bl-p53788.html?&amp;trstct=pos_0&amp;nbc=1" xlink:type="simple">Reichelt</text:a></text:p>
          </table:table-cell>
          <table:table-cell table:style-name="ce35" table:number-columns-repeated="1012"/>
        </table:table-row>
        <table:table-row table:style-name="ro1">
          <table:table-cell/>
          <table:table-cell office:value-type="string" calcext:value-type="string">
            <text:p>408</text:p>
          </table:table-cell>
          <table:table-cell table:style-name="ce116"/>
          <table:table-cell office:value-type="string" calcext:value-type="string">
            <text:p>Shrink tubing</text:p>
          </table:table-cell>
          <table:table-cell office:value-type="string" calcext:value-type="string">
            <text:p><text:a xlink:href="https://cdn-reichelt.de/documents/datenblatt/C160/SDB_6_4_SW_DB.pdf" xlink:type="simple">Eisenacher heat shrink tubing, 6.4mm</text:a></text:p>
          </table:table-cell>
          <table:covered-table-cell/>
          <table:table-cell table:number-columns-repeated="2"/>
          <table:table-cell table:style-name="ce154" table:formula="of:=[.C69]*[.H69]" office:value-type="float" office:value="0" calcext:value-type="float">
            <text:p>0</text:p>
          </table:table-cell>
          <table:table-cell table:number-columns-repeated="2"/>
          <table:table-cell table:style-name="ce181" office:value-type="string" calcext:value-type="string">
            <text:p><text:a xlink:href="https://www.reichelt.de/schrumpfschlauch-box-12m-schwarz-6-4mm-sdb-6-4-sw-p53760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93"/>
          <table:table-cell office:value-type="string" calcext:value-type="string">
            <text:p>409</text:p>
          </table:table-cell>
          <table:table-cell table:style-name="ce93" office:value-type="float" office:value="1" calcext:value-type="float">
            <text:p>1</text:p>
          </table:table-cell>
          <table:table-cell table:style-name="ce124" office:value-type="string" calcext:value-type="string">
            <text:p>Card reader</text:p>
          </table:table-cell>
          <table:table-cell table:style-name="ce93" office:value-type="string" calcext:value-type="string">
            <text:p><text:a xlink:href="https://cdn-reichelt.de/documents/datenblatt/E300/KINGSTON_MLPM_DB-DE.pdf" xlink:type="simple">Kingston MobileLite Plus microSD card reader, USB 3</text:a></text:p>
          </table:table-cell>
          <table:covered-table-cell table:style-name="ce93"/>
          <table:table-cell table:style-name="ce105"/>
          <table:table-cell table:style-name="ce156"/>
          <table:table-cell table:style-name="ce154" table:formula="of:=[.C70]*[.H70]" office:value-type="float" office:value="0" calcext:value-type="float">
            <text:p>0</text:p>
          </table:table-cell>
          <table:table-cell table:style-name="ce170" office:value-type="string" calcext:value-type="string">
            <text:p>?</text:p>
          </table:table-cell>
          <table:table-cell office:value-type="string" calcext:value-type="string">
            <text:p>order</text:p>
          </table:table-cell>
          <table:table-cell table:style-name="ce93" office:value-type="string" calcext:value-type="string">
            <text:p><text:a xlink:href="https://www.reichelt.de/card-reader-extern-mobilelite-plus-usb-3-1-mlpm-p338023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10</text:p>
          </table:table-cell>
          <table:table-cell table:style-name="ce116" office:value-type="float" office:value="3" calcext:value-type="float">
            <text:p>3</text:p>
          </table:table-cell>
          <table:table-cell office:value-type="string" calcext:value-type="string">
            <text:p>Bulgin tool</text:p>
          </table:table-cell>
          <table:table-cell office:value-type="string" calcext:value-type="string">
            <text:p>Bulgin Steckverbinder Werkzeug</text:p>
          </table:table-cell>
          <table:covered-table-cell/>
          <table:table-cell table:number-columns-repeated="2"/>
          <table:table-cell table:style-name="ce154" table:formula="of:=[.C71]*[.H71]" office:value-type="float" office:value="0" calcext:value-type="float">
            <text:p>0</text:p>
          </table:table-cell>
          <table:table-cell table:number-columns-repeated="2"/>
          <table:table-cell table:style-name="ce181" office:value-type="string" calcext:value-type="string">
            <text:p><text:a xlink:href="https://www.reichelt.de/montagewerkzeug-2-3-polig-13027-2-p124485.html?&amp;trstct=pos_10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100"/>
          <table:table-cell table:style-name="ce111" office:value-type="float" office:value="900" calcext:value-type="float">
            <text:p>900</text:p>
          </table:table-cell>
          <table:table-cell table:style-name="ce100"/>
          <table:table-cell table:style-name="ce100" office:value-type="string" calcext:value-type="string">
            <text:p>Removed parts</text:p>
          </table:table-cell>
          <table:table-cell table:style-name="ce100"/>
          <table:table-cell table:style-name="ce139" office:value-type="string" calcext:value-type="string" table:number-columns-spanned="1" table:number-rows-spanned="12">
            <text:p>900 Removed parts</text:p>
          </table:table-cell>
          <table:table-cell table:style-name="ce100"/>
          <table:table-cell table:style-name="ce163" table:number-columns-repeated="2"/>
          <table:table-cell table:style-name="ce100" table:number-columns-repeated="1015"/>
        </table:table-row>
        <table:table-row table:style-name="ro1">
          <table:table-cell/>
          <table:table-cell office:value-type="string" calcext:value-type="string">
            <text:p>901</text:p>
          </table:table-cell>
          <table:table-cell table:style-name="ce119" office:value-type="float" office:value="1" calcext:value-type="float">
            <text:p>1</text:p>
          </table:table-cell>
          <table:table-cell table:style-name="ce101" office:value-type="string" calcext:value-type="string">
            <text:p>Single board computer</text:p>
          </table:table-cell>
          <table:table-cell table:style-name="ce101" office:value-type="string" calcext:value-type="string">
            <text:p>Banana Pi Zero</text:p>
          </table:table-cell>
          <table:covered-table-cell/>
          <table:table-cell table:number-columns-repeated="3"/>
          <table:table-cell table:style-name="ce173" office:value-type="float" office:value="4" calcext:value-type="float">
            <text:p>4</text:p>
          </table:table-cell>
          <table:table-cell table:style-name="ce173" office:value-type="string" calcext:value-type="string">
            <text:p>removed</text:p>
          </table:table-cell>
          <table:table-cell table:style-name="ce181" office:value-type="string" calcext:value-type="string">
            <text:p><text:a xlink:href="https://www.reichelt.de/montagewerkzeug-2-3-polig-13027-2-p124485.html?&amp;trstct=pos_10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101"/>
          <table:table-cell office:value-type="string" calcext:value-type="string">
            <text:p>902</text:p>
          </table:table-cell>
          <table:table-cell table:style-name="ce119" office:value-type="float" office:value="1" calcext:value-type="float">
            <text:p>1</text:p>
          </table:table-cell>
          <table:table-cell table:style-name="ce101" office:value-type="string" calcext:value-type="string">
            <text:p>Lochraster</text:p>
          </table:table-cell>
          <table:table-cell table:style-name="ce101" office:value-type="string" calcext:value-type="string">
            <text:p>Lochrasterplatine 5 cm x 7 cm, 18 x 26 Löcher</text:p>
          </table:table-cell>
          <table:covered-table-cell table:style-name="ce101"/>
          <table:table-cell table:style-name="ce149"/>
          <table:table-cell table:style-name="ce164" table:number-columns-repeated="2"/>
          <table:table-cell table:style-name="ce173" office:value-type="float" office:value="21" calcext:value-type="float">
            <text:p>21</text:p>
          </table:table-cell>
          <table:table-cell table:style-name="ce173" office:value-type="string" calcext:value-type="string">
            <text:p>removed</text:p>
          </table:table-cell>
          <table:table-cell table:style-name="ce186" office:value-type="string" calcext:value-type="string">
            <text:p><text:a xlink:href="https://www.reichelt.de/lochrasterplatine-doppelseitig-70-x-50-mm-lr-ds-57-p319111.html?&amp;trstct=pol_11&amp;nbc=1" xlink:type="simple">Reichelt</text:a></text:p>
          </table:table-cell>
          <table:table-cell table:style-name="ce189" table:number-columns-repeated="1012"/>
        </table:table-row>
        <table:table-row table:style-name="ro1">
          <table:table-cell table:style-name="ce101"/>
          <table:table-cell office:value-type="string" calcext:value-type="string">
            <text:p>903</text:p>
          </table:table-cell>
          <table:table-cell table:style-name="ce120" office:value-type="float" office:value="1" calcext:value-type="float">
            <text:p>1</text:p>
          </table:table-cell>
          <table:table-cell table:style-name="ce101" office:value-type="string" calcext:value-type="string">
            <text:p>Display driver</text:p>
          </table:table-cell>
          <table:table-cell table:style-name="ce101" office:value-type="string" calcext:value-type="string">
            <text:p><text:a xlink:href="https://www.waveshare.com/wiki/E-Paper_Driver_HAT" xlink:type="simple">Waveshare 13512 e-Paper Driver HAT</text:a></text:p>
          </table:table-cell>
          <table:covered-table-cell table:style-name="ce101"/>
          <table:table-cell table:style-name="ce149"/>
          <table:table-cell table:style-name="ce164"/>
          <table:table-cell table:style-name="ce164" office:value-type="float" office:value="9.9" calcext:value-type="float">
            <text:p>10</text:p>
          </table:table-cell>
          <table:table-cell table:style-name="ce173" office:value-type="float" office:value="16" calcext:value-type="float">
            <text:p>16</text:p>
          </table:table-cell>
          <table:table-cell table:style-name="ce173" office:value-type="string" calcext:value-type="string">
            <text:p>removed</text:p>
          </table:table-cell>
          <table:table-cell table:style-name="ce187" office:value-type="string" calcext:value-type="string">
            <text:p><text:a xlink:href="https://www.welectron.com/Waveshare-13512-e-Paper-Driver-HAT" xlink:type="simple">Welectron</text:a></text:p>
          </table:table-cell>
          <table:table-cell table:style-name="ce189" table:number-columns-repeated="1012"/>
        </table:table-row>
        <table:table-row table:style-name="ro1">
          <table:table-cell/>
          <table:table-cell office:value-type="string" calcext:value-type="string">
            <text:p>904</text:p>
          </table:table-cell>
          <table:table-cell table:style-name="ce120" office:value-type="float" office:value="1" calcext:value-type="float">
            <text:p>1</text:p>
          </table:table-cell>
          <table:table-cell table:style-name="ce101" office:value-type="string" calcext:value-type="string">
            <text:p>Cable</text:p>
          </table:table-cell>
          <table:table-cell table:style-name="ce131" office:value-type="string" calcext:value-type="string">
            <text:p><text:a xlink:href="https://cdn-reichelt.de/documents/datenblatt/E910/DELOCK_96002_DB-EN.pdf" xlink:type="simple">Delock connecting cable for module, 6 pin, 10cm</text:a></text:p>
          </table:table-cell>
          <table:covered-table-cell table:style-name="ce101"/>
          <table:table-cell table:style-name="ce150" office:value-type="string" calcext:value-type="string">
            <text:p>4043619960026</text:p>
          </table:table-cell>
          <table:table-cell table:style-name="ce164" office:value-type="float" office:value="4.79" calcext:value-type="float">
            <text:p>5</text:p>
          </table:table-cell>
          <table:table-cell table:style-name="ce165" table:formula="of:=[.C76]*[.H76]" office:value-type="float" office:value="4.79" calcext:value-type="float">
            <text:p>5</text:p>
          </table:table-cell>
          <table:table-cell table:style-name="ce173" office:value-type="string" calcext:value-type="string">
            <text:p>?</text:p>
          </table:table-cell>
          <table:table-cell table:style-name="ce173" office:value-type="string" calcext:value-type="string">
            <text:p>removed</text:p>
          </table:table-cell>
          <table:table-cell table:style-name="ce178" office:value-type="string" calcext:value-type="string">
            <text:p><text:a xlink:href="https://www.reichelt.de/kabel-6-pin-auf-offene-enden-delock-96002-p319569.html?trstct=pos_0&amp;nbc=1?&amp;trstct=pos_0&amp;nbc=1&amp;&amp;r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905</text:p>
          </table:table-cell>
          <table:table-cell table:style-name="ce120" office:value-type="float" office:value="1" calcext:value-type="float">
            <text:p>1</text:p>
          </table:table-cell>
          <table:table-cell table:style-name="ce101" office:value-type="string" calcext:value-type="string">
            <text:p>Cable</text:p>
          </table:table-cell>
          <table:table-cell table:style-name="ce101" office:value-type="string" calcext:value-type="string">
            <text:p><text:a xlink:href="https://cdn-reichelt.de/documents/datenblatt/A300/DS_DELOCK_95843_EN.pdf" xlink:type="simple">Delock connecting cable for module, 5 pin, 10cm</text:a></text:p>
          </table:table-cell>
          <table:covered-table-cell table:style-name="ce101"/>
          <table:table-cell table:style-name="ce150"/>
          <table:table-cell table:style-name="ce164"/>
          <table:table-cell table:style-name="ce165" table:formula="of:=[.C77]*[.H77]" office:value-type="float" office:value="0" calcext:value-type="float">
            <text:p>0</text:p>
          </table:table-cell>
          <table:table-cell table:style-name="ce173" office:value-type="string" calcext:value-type="string">
            <text:p>?</text:p>
          </table:table-cell>
          <table:table-cell table:style-name="ce173" office:value-type="string" calcext:value-type="string">
            <text:p>removed</text:p>
          </table:table-cell>
          <table:table-cell table:style-name="ce178" office:value-type="string" calcext:value-type="string">
            <text:p><text:a xlink:href="https://www.reichelt.de/anschlusskabel-fuer-kameramodule-10cm-5-polig-delock-95843-p142116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906</text:p>
          </table:table-cell>
          <table:table-cell table:style-name="ce120"/>
          <table:table-cell table:style-name="ce101" table:number-columns-repeated="2"/>
          <table:covered-table-cell table:style-name="ce101"/>
          <table:table-cell table:style-name="ce150"/>
          <table:table-cell table:style-name="ce164"/>
          <table:table-cell table:style-name="ce165"/>
          <table:table-cell table:style-name="ce173" table:number-columns-repeated="2"/>
          <table:table-cell table:style-name="ce178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907</text:p>
          </table:table-cell>
          <table:table-cell table:style-name="ce120"/>
          <table:table-cell table:style-name="ce101" table:number-columns-repeated="2"/>
          <table:covered-table-cell table:style-name="ce101"/>
          <table:table-cell table:style-name="ce150"/>
          <table:table-cell table:style-name="ce164"/>
          <table:table-cell table:style-name="ce165"/>
          <table:table-cell table:style-name="ce173" table:number-columns-repeated="2"/>
          <table:table-cell table:style-name="ce178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908</text:p>
          </table:table-cell>
          <table:table-cell table:style-name="ce120"/>
          <table:table-cell table:style-name="ce101" table:number-columns-repeated="2"/>
          <table:covered-table-cell table:style-name="ce101"/>
          <table:table-cell table:style-name="ce150"/>
          <table:table-cell table:style-name="ce164"/>
          <table:table-cell table:style-name="ce165"/>
          <table:table-cell table:style-name="ce173" table:number-columns-repeated="2"/>
          <table:table-cell table:style-name="ce178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909</text:p>
          </table:table-cell>
          <table:table-cell table:style-name="Default" table:number-columns-repeated="3"/>
          <table:covered-table-cell table:style-name="Default"/>
          <table:table-cell table:style-name="Default" table:number-columns-repeated="1018"/>
        </table:table-row>
        <table:table-row table:style-name="ro1">
          <table:table-cell/>
          <table:table-cell office:value-type="string" calcext:value-type="string">
            <text:p>910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Fan support</text:p>
          </table:table-cell>
          <table:table-cell office:value-type="string" calcext:value-type="string">
            <text:p>Support to mount cooling fan, 3d printed part, Prusament PETG</text:p>
          </table:table-cell>
          <table:covered-table-cell/>
          <table:table-cell table:style-name="ce143"/>
          <table:table-cell/>
          <table:table-cell table:style-name="ce154" table:formula="of:=[.C82]*[.H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</text:p>
          </table:table-cell>
          <table:table-cell table:style-name="ce178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911</text:p>
          </table:table-cell>
          <table:table-cell table:style-name="Default" table:number-columns-repeated="3"/>
          <table:covered-table-cell table:style-name="Default"/>
          <table:table-cell table:style-name="Default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table:style-name="ce112"/>
          <table:table-cell table:style-name="ce116" office:value-type="float" office:value="30" calcext:value-type="float">
            <text:p>30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<text:a xlink:href="https://www.amazon.de/-/en/Micro-USB-Cable-Pack-0-5-grey/dp/B07VN1GNMK/" xlink:type="simple">USB 2.0 cable, A Male to Micro B Male Cable</text:a></text:p>
          </table:table-cell>
          <table:table-cell table:number-columns-repeated="6"/>
          <table:table-cell table:style-name="ce181" office:value-type="string" calcext:value-type="string">
            <text:p><text:a xlink:href="https://www.amazon.de/-/en/Micro-USB-Cable-Pack-0-5-grey/dp/B07VN1GNMK/" xlink:type="simple">Amazon</text:a></text:p>
          </table:table-cell>
          <table:table-cell table:number-columns-repeated="1012"/>
        </table:table-row>
        <table:table-row table:style-name="ro1">
          <table:table-cell/>
          <table:table-cell table:style-name="ce112"/>
          <table:table-cell table:style-name="ce116" office:value-type="float" office:value="30" calcext:value-type="float">
            <text:p>30</text:p>
          </table:table-cell>
          <table:table-cell office:value-type="string" calcext:value-type="string">
            <text:p>Antennenkabel</text:p>
          </table:table-cell>
          <table:table-cell office:value-type="string" calcext:value-type="string">
            <text:p><text:a xlink:href="http://Antennenadapterkabel/" xlink:type="simple">Antennenadapterkabel</text:a></text:p>
          </table:table-cell>
          <table:table-cell table:number-columns-repeated="6"/>
          <table:table-cell table:style-name="ce181" office:value-type="string" calcext:value-type="string">
            <text:p><text:a xlink:href="https://www.amazon.de/gp/product/B07YCBQF89" xlink:type="simple">Amazon</text:a></text:p>
          </table:table-cell>
          <table:table-cell table:number-columns-repeated="1012"/>
        </table:table-row>
        <table:table-row table:style-name="ro1">
          <table:table-cell/>
          <table:table-cell table:style-name="ce112"/>
          <table:table-cell table:style-name="ce116" office:value-type="float" office:value="30" calcext:value-type="float">
            <text:p>30</text:p>
          </table:table-cell>
          <table:table-cell office:value-type="string" calcext:value-type="string">
            <text:p>Elektronikkleinteile</text:p>
          </table:table-cell>
          <table:table-cell office:value-type="string" calcext:value-type="string">
            <text:p><text:a xlink:href="https://www.reichelt.de/de/de/36pol-stiftleiste-gewinkelt-rm-2-54-sl-1x36w-2-54-p19505.html?trstct=pol_6&amp;nbc=1&amp;&amp;r=1" xlink:type="simple">Stiftleiste, gewinkelt, RM 2.54mm, 36 pole</text:a></text:p>
          </table:table-cell>
          <table:table-cell table:number-columns-repeated="6"/>
          <table:table-cell table:style-name="ce181" office:value-type="string" calcext:value-type="string">
            <text:p><text:a xlink:href="https://www.reichelt.de/36pol-stiftleiste-gewinkelt-rm-2-54-sl-1x36w-2-54-p19505.html?&amp;trstct=pol_6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12"/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Elektronikkleinteile</text:p>
          </table:table-cell>
          <table:table-cell office:value-type="string" calcext:value-type="string">
            <text:p>Flachsteckerhülsen Set, 0.5 x 4.8 mm/ 0.5 -1.5 mm², 100-teilig</text:p>
          </table:table-cell>
          <table:table-cell table:number-columns-repeated="6"/>
          <table:table-cell table:style-name="ce181" office:value-type="string" calcext:value-type="string">
            <text:p><text:a xlink:href="https://www.reichelt.de/flachstecker-huelsen-set-0-5-x-4-8-mm-0-5-1-5-mm-100-teilig-quad-1908c181-p280155.html?&amp;trstct=pos_4&amp;nbc=1" xlink:type="simple">https://www.reichelt.de/flachstecker-huelsen-set-0-5-x-4-8-mm-0-5-1-5-mm-100-teilig-quad-1908c181-p280155.html?&amp;trstct=pos_4&amp;nbc=1</text:a></text:p>
          </table:table-cell>
          <table:table-cell table:number-columns-repeated="1012"/>
        </table:table-row>
        <table:table-row table:style-name="ro1">
          <table:table-cell/>
          <table:table-cell table:style-name="ce112"/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Elektronikkleinteile</text:p>
          </table:table-cell>
          <table:table-cell office:value-type="string" calcext:value-type="string">
            <text:p>Flachsteckerhülsen Set, 0.8 x 4.8 mm/ 1.5 -2.5 mm², 100-teilig</text:p>
          </table:table-cell>
          <table:table-cell table:number-columns-repeated="6"/>
          <table:table-cell table:style-name="ce181" office:value-type="string" calcext:value-type="string">
            <text:p><text:a xlink:href="https://www.reichelt.de/flachstecker-huelsen-set-0-8-x-4-8-mm-1-5-2-5-mm-100-teilig-quad-1908c186-p280159.html?&amp;trstct=pos_5&amp;nbc=1" xlink:type="simple">https://www.reichelt.de/flachstecker-huelsen-set-0-8-x-4-8-mm-1-5-2-5-mm-100-teilig-quad-1908c186-p280159.html?&amp;trstct=pos_5&amp;nbc=1</text:a></text:p>
          </table:table-cell>
          <table:table-cell table:number-columns-repeated="1012"/>
        </table:table-row>
        <table:table-row table:style-name="ro1">
          <table:table-cell/>
          <table:table-cell table:style-name="ce112"/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Elektronikkleinteile</text:p>
          </table:table-cell>
          <table:table-cell office:value-type="string" calcext:value-type="string">
            <text:p>Flachsteckerhülsen Set, 0.5 x 6.3 mm/ 1.5 -2.5 mm², 100-teilig</text:p>
          </table:table-cell>
          <table:table-cell table:number-columns-repeated="6"/>
          <table:table-cell table:style-name="ce181" office:value-type="string" calcext:value-type="string">
            <text:p><text:a xlink:href="https://www.reichelt.de/flachstecker-huelsen-set-0-5-x-6-3-mm-1-5-2-5-mm-100-teilig-quad-1908c187-p280158.html?&amp;trstct=pos_3&amp;nbc=1" xlink:type="simple">https://www.reichelt.de/flachstecker-huelsen-set-0-5-x-6-3-mm-1-5-2-5-mm-100-teilig-quad-1908c187-p280158.html?&amp;trstct=pos_3&amp;nbc=1</text:a>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GPS Kabel, 6-polig</text:p>
          </table:table-cell>
          <table:table-cell office:value-type="string" calcext:value-type="string">
            <text:p>6-poliges Anschlusskabel fuer GPS Modul</text:p>
          </table:table-cell>
          <table:table-cell table:number-columns-repeated="6"/>
          <table:table-cell table:style-name="ce183" office:value-type="string" calcext:value-type="string">
            <text:p>https://www.reichelt.de/kabel-6-pin-auf-offene-enden-delock-96002-p319569.html?&amp;trstct=pos_0&amp;nbc=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15"/>
          <table:table-cell office:value-type="string" calcext:value-type="string">
            <text:p>Wifi antenna</text:p>
          </table:table-cell>
          <table:table-cell office:value-type="string" calcext:value-type="string">
            <text:p>???? Was ist hiermit???</text:p>
          </table:table-cell>
          <table:table-cell/>
          <table:table-cell office:value-type="string" calcext:value-type="string">
            <text:p>4250236810676</text:p>
          </table:table-cell>
          <table:table-cell table:number-columns-repeated="4"/>
          <table:table-cell table:style-name="ce179" office:value-type="string" calcext:value-type="string">
            <text:p><text:a xlink:href="https://www.reichelt.de/de/de/banana-pi-5db-antenne-banana-pi-ant5db-p152351.html?r=1" xlink:type="simple">https://www.reichelt.de/de/de/banana-pi-5db-antenne-banana-pi-ant5db-p152351.html?r=1</text:a>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sbRev09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1">
      <number:day number:style="long"/>
      <number:text>-</number:text>
      <number:month number:textual="true"/>
    </number:date-style>
    <number:number-style style:name="N150">
      <number:number number:decimal-places="4" number:min-decimal-places="4" number:min-integer-digits="1"/>
    </number:number-style>
    <number:date-style style:name="N149">
      <number:day number:style="long"/>
      <number:text>-</number:text>
      <number:month number:textual="true"/>
      <number:text>-</number:text>
      <number:year/>
    </number:date-style>
    <number:number-style style:name="N14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£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39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0">
      <number:month number:textual="true"/>
      <number:text>-</number:text>
      <number:year/>
    </number:date-style>
    <number:number-style style:name="N129">
      <number:number number:decimal-places="3" number:min-decimal-places="3" number:min-integer-digits="1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52">
      <number:number number:decimal-places="1" number:min-decimal-places="1" number:min-integer-digits="1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48">
      <number:minutes number:style="long"/>
      <number:text>:</number:text>
      <number:seconds number:style="long" number:decimal-places="1"/>
    </number:time-style>
    <number:currency-style style:name="N119P0" style:volatile="true">
      <number:currency-symbol number:language="de" number:country="DE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9P1" style:volatile="true">
      <number:currency-symbol number:language="de" number:country="DE">€</number:currency-symbol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19P2" style:volatile="true">
      <number:currency-symbol number:language="de" number:country="DE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15">
      <number:hours/>
      <number:text>:</number:text>
      <number:minutes number:style="long"/>
      <number:text> </number:text>
      <number:am-pm/>
    </number:tim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time-style style:name="N141">
      <number:minutes number:style="long"/>
      <number:text>:</number:text>
      <number:seconds number:style="long"/>
    </number:time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Bad" style:display-name="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ccc"/>
      <style:text-properties fo:color="#cc0000"/>
    </style:style>
    <style:style style:name="ConditionalStyle_5f_2" style:display-name="ConditionalStyle_2" style:family="table-cell" style:parent-style-name="Default">
      <style:table-cell-properties fo:background-color="#ffffcc"/>
      <style:text-properties fo:color="#996600"/>
    </style:style>
    <style:style style:name="ConditionalStyle_5f_3" style:display-name="ConditionalStyle_3" style:family="table-cell" style:parent-style-name="Default">
      <style:table-cell-properties fo:background-color="#ccffcc"/>
      <style:text-properties fo:color="#0066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fo:margin-top="0.676cm" fo:margin-bottom="2cm" fo:margin-left="0.773cm" fo:margin-right="0.437cm" style:print-page-order="ttb" style:first-page-number="continue" style:scale-to="57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" style:display-name="PageStyle_Tabelle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08:58:08</meta:creation-date>
    <meta:initial-creator>OHL</meta:initial-creator>
    <dc:language>en-GB</dc:language>
    <meta:print-date>2023-06-13T09:29:41</meta:print-date>
    <dc:date>2023-06-26T17:04:01.099358963</dc:date>
    <meta:editing-cycles>468</meta:editing-cycles>
    <meta:editing-duration>P6DT6H59M3S</meta:editing-duration>
    <meta:generator>LibreOffice/7.3.7.2$Linux_X86_64 LibreOffice_project/30$Build-2</meta:generator>
    <meta:document-statistic meta:table-count="3" meta:cell-count="581" meta:object-count="0"/>
    <meta:user-defined meta:name="AppVersion">15.0000</meta:user-defined>
  </office:meta>
</office:document-meta>
</file>